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0800000008AF7BCC27.png"/>
  <manifest:file-entry manifest:media-type="image/png" manifest:full-path="Pictures/1000020000000040000000409A8BFBCC.png"/>
  <manifest:file-entry manifest:media-type="image/png" manifest:full-path="Pictures/100002000000004000000040BA8C5E83.png"/>
  <manifest:file-entry manifest:media-type="image/png" manifest:full-path="Pictures/10000000000001180000004F03674467.png"/>
  <manifest:file-entry manifest:media-type="image/png" manifest:full-path="Pictures/100002000000014E00000077A4DA5EBB.png"/>
  <manifest:file-entry manifest:media-type="image/png" manifest:full-path="Pictures/10000200000000400000004037BB0C7D.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style:font-face style:name="Tahoma1" svg:font-family="Tahoma"/>
    <style:font-face style:name="Courier" svg:font-family="Courier" style:font-family-generic="modern"/>
    <style:font-face style:name="Courier New" svg:font-family="'Courier New'" style:font-family-generic="modern"/>
    <style:font-face style:name="Courier1"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Luxi Sans1" svg:font-family="'Luxi Sans'" style:font-pitch="variable"/>
    <style:font-face style:name="Tahoma" svg:font-family="Tahoma" style:font-pitch="variable"/>
    <style:font-face style:name="Luxi Sans" svg:font-family="'Luxi Sans'"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Verdana1" svg:font-family="Verdana" style:font-adornments="Grassetto" style:font-family-generic="swiss" style:font-pitch="variable"/>
  </office:font-face-decls>
  <office:automatic-styles>
    <style:style style:name="Table1" style:family="table">
      <style:table-properties style:width="17.671cm" table:align="center" style:writing-mode="lr-tb"/>
    </style:style>
    <style:style style:name="Table1.A" style:family="table-column">
      <style:table-column-properties style:column-width="4.325cm"/>
    </style:style>
    <style:style style:name="Table1.B" style:family="table-column">
      <style:table-column-properties style:column-width="3.789cm"/>
    </style:style>
    <style:style style:name="Table1.C" style:family="table-column">
      <style:table-column-properties style:column-width="5.715cm"/>
    </style:style>
    <style:style style:name="Table1.D" style:family="table-column">
      <style:table-column-properties style:column-width="3.842cm"/>
    </style:style>
    <style:style style:name="Table1.1" style:family="table-row">
      <style:table-row-properties style:keep-together="true"/>
    </style:style>
    <style:style style:name="Table1.A1" style:family="table-cell">
      <style:table-cell-properties style:vertical-align="top" style:border-line-width-left="0.002cm 0.035cm 0.002cm" style:border-line-width-top="0.002cm 0.035cm 0.002cm" fo:padding-left="0.123cm" fo:padding-right="0.123cm" fo:padding-top="0cm" fo:padding-bottom="0cm" fo:border-left="0.039cm double #800000" fo:border-right="none" fo:border-top="0.039cm double #800000" fo:border-bottom="none" style:writing-mode="lr-tb"/>
    </style:style>
    <style:style style:name="Table1.B1" style:family="table-cell">
      <style:table-cell-properties style:vertical-align="top" style:border-line-width-top="0.002cm 0.035cm 0.002cm" fo:padding-left="0.123cm" fo:padding-right="0.123cm" fo:padding-top="0cm" fo:padding-bottom="0cm" fo:border-left="none" fo:border-right="none" fo:border-top="0.039cm double #800000" fo:border-bottom="none" style:writing-mode="lr-tb"/>
    </style:style>
    <style:style style:name="Table1.D1" style:family="table-cell">
      <style:table-cell-properties style:vertical-align="top" style:border-line-width-right="0.088cm 0.088cm 0.088cm" style:border-line-width-top="0.002cm 0.035cm 0.002cm" fo:padding-left="0.123cm" fo:padding-right="0.123cm" fo:padding-top="0cm" fo:padding-bottom="0cm" fo:border-left="none" fo:border-right="0.265cm double #ffff00" fo:border-top="0.039cm double #800000" fo:border-bottom="none" style:writing-mode="lr-tb"/>
    </style:style>
    <style:style style:name="Table1.A2" style:family="table-cell">
      <style:table-cell-properties style:vertical-align="top" style:border-line-width-left="0.002cm 0.035cm 0.002cm" style:border-line-width-right="0.088cm 0.088cm 0.088cm" fo:padding-left="0.123cm" fo:padding-right="0.123cm" fo:padding-top="0cm" fo:padding-bottom="0cm" fo:border-left="0.039cm double #800000" fo:border-right="0.265cm double #ffff00" fo:border-top="none" fo:border-bottom="none" style:writing-mode="lr-tb"/>
    </style:style>
    <style:style style:name="Table1.A3" style:family="table-cell">
      <style:table-cell-properties style:vertical-align="top" style:border-line-width-left="0.002cm 0.035cm 0.002cm" fo:padding-left="0.123cm" fo:padding-right="0.123cm" fo:padding-top="0cm" fo:padding-bottom="0cm" fo:border-left="0.039cm double #800000" fo:border-right="none" fo:border-top="none" fo:border-bottom="none" style:writing-mode="lr-tb"/>
    </style:style>
    <style:style style:name="Table1.B3" style:family="table-cell">
      <style:table-cell-properties style:vertical-align="top" fo:padding-left="0.123cm" fo:padding-right="0.123cm" fo:padding-top="0cm" fo:padding-bottom="0cm" fo:border="none" style:writing-mode="lr-tb"/>
    </style:style>
    <style:style style:name="Table1.D3" style:family="table-cell">
      <style:table-cell-properties style:vertical-align="top" style:border-line-width-right="0.088cm 0.088cm 0.088cm" fo:padding-left="0.123cm" fo:padding-right="0.123cm" fo:padding-top="0cm" fo:padding-bottom="0cm" fo:border-left="none" fo:border-right="0.265cm double #ffff00" fo:border-top="none" fo:border-bottom="none" style:writing-mode="lr-tb"/>
    </style:style>
    <style:style style:name="Table1.A10" style:family="table-cell">
      <style:table-cell-properties style:vertical-align="bottom" style:border-line-width-left="0.002cm 0.035cm 0.002cm" style:border-line-width-bottom="0.088cm 0.088cm 0.088cm" fo:padding-left="0.123cm" fo:padding-right="0.123cm" fo:padding-top="0cm" fo:padding-bottom="0cm" fo:border-left="0.039cm double #800000" fo:border-right="none" fo:border-top="none" fo:border-bottom="0.265cm double #ffff00" style:writing-mode="lr-tb"/>
    </style:style>
    <style:style style:name="Table1.B10" style:family="table-cell">
      <style:table-cell-properties style:vertical-align="top" style:border-line-width-bottom="0.088cm 0.088cm 0.088cm" fo:padding-left="0.123cm" fo:padding-right="0.123cm" fo:padding-top="0cm" fo:padding-bottom="0cm" fo:border-left="none" fo:border-right="none" fo:border-top="none" fo:border-bottom="0.265cm double #ffff00" style:writing-mode="lr-tb"/>
    </style:style>
    <style:style style:name="Table1.D10" style:family="table-cell">
      <style:table-cell-properties style:vertical-align="top" style:border-line-width-right="0.088cm 0.088cm 0.088cm" style:border-line-width-bottom="0.088cm 0.088cm 0.088cm" fo:padding-left="0.123cm" fo:padding-right="0.123cm" fo:padding-top="0cm" fo:padding-bottom="0cm" fo:border-left="none" fo:border-right="0.265cm double #ffff00" fo:border-top="none" fo:border-bottom="0.265cm double #ffff00" style:writing-mode="lr-tb"/>
    </style:style>
    <style:style style:name="Table2" style:family="table">
      <style:table-properties style:width="16.161cm" table:align="left" style:writing-mode="lr-tb"/>
    </style:style>
    <style:style style:name="Table2.A" style:family="table-column">
      <style:table-column-properties style:column-width="4.752cm"/>
    </style:style>
    <style:style style:name="Table2.B" style:family="table-column">
      <style:table-column-properties style:column-width="2.75cm"/>
    </style:style>
    <style:style style:name="Table2.C" style:family="table-column">
      <style:table-column-properties style:column-width="4.75cm"/>
    </style:style>
    <style:style style:name="Table2.D" style:family="table-column">
      <style:table-column-properties style:column-width="3.909cm"/>
    </style:style>
    <style:style style:name="Table2.1" style:family="table-row">
      <style:table-row-properties style:min-row-height="0.706cm" style:keep-together="true"/>
    </style:style>
    <style:style style:name="Table2.A1" style:family="table-cell">
      <style:table-cell-properties style:vertical-align="top" fo:background-color="#f2f2f2" fo:padding-left="0.125cm" fo:padding-right="0.125cm" fo:padding-top="0cm" fo:padding-bottom="0cm" fo:border-left="0.035cm solid #000000" fo:border-right="none" fo:border-top="0.035cm solid #000000" fo:border-bottom="0.002cm solid #000000" style:writing-mode="lr-tb">
        <style:background-image/>
      </style:table-cell-properties>
    </style:style>
    <style:style style:name="Table2.B1" style:family="table-cell">
      <style:table-cell-properties style:vertical-align="top" fo:padding-left="0.125cm" fo:padding-right="0.125cm" fo:padding-top="0cm" fo:padding-bottom="0cm" fo:border-left="0.002cm solid #000000" fo:border-right="none" fo:border-top="0.035cm solid #000000" fo:border-bottom="0.002cm solid #000000" style:writing-mode="lr-tb"/>
    </style:style>
    <style:style style:name="Table2.C1" style:family="table-cell">
      <style:table-cell-properties style:vertical-align="top" fo:background-color="#f2f2f2" fo:padding-left="0.125cm" fo:padding-right="0.125cm" fo:padding-top="0cm" fo:padding-bottom="0cm" fo:border-left="0.002cm solid #000000" fo:border-right="none" fo:border-top="0.035cm solid #000000" fo:border-bottom="0.002cm solid #000000" style:writing-mode="lr-tb">
        <style:background-image/>
      </style:table-cell-properties>
    </style:style>
    <style:style style:name="Table2.D1" style:family="table-cell">
      <style:table-cell-properties style:vertical-align="top" fo:padding-left="0.125cm" fo:padding-right="0.125cm" fo:padding-top="0cm" fo:padding-bottom="0cm" fo:border-left="0.002cm solid #000000" fo:border-right="0.035cm solid #000000" fo:border-top="0.035cm solid #000000" fo:border-bottom="0.002cm solid #000000" style:writing-mode="lr-tb"/>
    </style:style>
    <style:style style:name="Table2.A2" style:family="table-cell">
      <style:table-cell-properties style:vertical-align="top" fo:padding-left="0.125cm" fo:padding-right="0.125cm" fo:padding-top="0cm" fo:padding-bottom="0cm" fo:border-left="0.035cm solid #000000" fo:border-right="none" fo:border-top="none" fo:border-bottom="0.002cm solid #000000" style:writing-mode="lr-tb"/>
    </style:style>
    <style:style style:name="Table2.B2" style:family="table-cell">
      <style:table-cell-properties style:vertical-align="top" fo:padding-left="0.125cm" fo:padding-right="0.125cm" fo:padding-top="0cm" fo:padding-bottom="0cm" fo:border-left="0.002cm solid #000000" fo:border-right="0.035cm solid #000000" fo:border-top="none" fo:border-bottom="0.002cm solid #000000" style:writing-mode="lr-tb"/>
    </style:style>
    <style:style style:name="Table4" style:family="table">
      <style:table-properties style:width="16.161cm" table:align="left" style:writing-mode="lr-tb"/>
    </style:style>
    <style:style style:name="Table4.A" style:family="table-column">
      <style:table-column-properties style:column-width="4.752cm"/>
    </style:style>
    <style:style style:name="Table4.B" style:family="table-column">
      <style:table-column-properties style:column-width="2.75cm"/>
    </style:style>
    <style:style style:name="Table4.C" style:family="table-column">
      <style:table-column-properties style:column-width="4.75cm"/>
    </style:style>
    <style:style style:name="Table4.D" style:family="table-column">
      <style:table-column-properties style:column-width="3.909cm"/>
    </style:style>
    <style:style style:name="Table4.1" style:family="table-row">
      <style:table-row-properties style:min-row-height="0.706cm"/>
    </style:style>
    <style:style style:name="Table4.A1" style:family="table-cell">
      <style:table-cell-properties style:vertical-align="top" fo:background-color="#f2f2f2" fo:padding-left="0.125cm" fo:padding-right="0.125cm" fo:padding-top="0cm" fo:padding-bottom="0cm" fo:border-left="0.035cm solid #000000" fo:border-right="none" fo:border-top="0.035cm solid #000000" fo:border-bottom="0.002cm solid #000000" style:writing-mode="lr-tb">
        <style:background-image/>
      </style:table-cell-properties>
    </style:style>
    <style:style style:name="Table4.B1" style:family="table-cell">
      <style:table-cell-properties style:vertical-align="top" fo:padding-left="0.125cm" fo:padding-right="0.125cm" fo:padding-top="0cm" fo:padding-bottom="0cm" fo:border-left="0.002cm solid #000000" fo:border-right="none" fo:border-top="0.035cm solid #000000" fo:border-bottom="0.002cm solid #000000" style:writing-mode="lr-tb"/>
    </style:style>
    <style:style style:name="Table4.C1" style:family="table-cell">
      <style:table-cell-properties style:vertical-align="top" fo:background-color="#f2f2f2" fo:padding-left="0.125cm" fo:padding-right="0.125cm" fo:padding-top="0cm" fo:padding-bottom="0cm" fo:border-left="0.002cm solid #000000" fo:border-right="none" fo:border-top="0.035cm solid #000000" fo:border-bottom="0.002cm solid #000000" style:writing-mode="lr-tb">
        <style:background-image/>
      </style:table-cell-properties>
    </style:style>
    <style:style style:name="Table4.D1" style:family="table-cell">
      <style:table-cell-properties style:vertical-align="top" fo:padding-left="0.125cm" fo:padding-right="0.125cm" fo:padding-top="0cm" fo:padding-bottom="0cm" fo:border-left="0.002cm solid #000000" fo:border-right="0.035cm solid #000000" fo:border-top="0.035cm solid #000000" fo:border-bottom="0.002cm solid #000000" style:writing-mode="lr-tb"/>
    </style:style>
    <style:style style:name="Table4.A2" style:family="table-cell">
      <style:table-cell-properties style:vertical-align="top" fo:padding-left="0.125cm" fo:padding-right="0.125cm" fo:padding-top="0cm" fo:padding-bottom="0cm" fo:border-left="0.035cm solid #000000" fo:border-right="none" fo:border-top="none" fo:border-bottom="0.002cm solid #000000" style:writing-mode="lr-tb"/>
    </style:style>
    <style:style style:name="Table4.B2" style:family="table-cell">
      <style:table-cell-properties style:vertical-align="top" fo:padding-left="0.125cm" fo:padding-right="0.125cm" fo:padding-top="0cm" fo:padding-bottom="0cm" fo:border-left="0.002cm solid #000000" fo:border-right="0.035cm solid #000000" fo:border-top="none" fo:border-bottom="0.002cm solid #000000" style:writing-mode="lr-tb"/>
    </style:style>
    <style:style style:name="Tabella1" style:family="table" style:master-page-name="">
      <style:table-properties style:width="16.161cm" style:page-number="0" fo:break-before="auto" fo:break-after="auto" table:align="left" fo:background-color="transparent" style:shadow="none" fo:keep-with-next="auto" style:may-break-between-rows="true" style:writing-mode="lr-tb">
        <style:background-image/>
      </style:table-properties>
    </style:style>
    <style:style style:name="Tabella1.A" style:family="table-column">
      <style:table-column-properties style:column-width="4.752cm"/>
    </style:style>
    <style:style style:name="Tabella1.B" style:family="table-column">
      <style:table-column-properties style:column-width="2.75cm"/>
    </style:style>
    <style:style style:name="Tabella1.C" style:family="table-column">
      <style:table-column-properties style:column-width="4.75cm"/>
    </style:style>
    <style:style style:name="Tabella1.D" style:family="table-column">
      <style:table-column-properties style:column-width="3.909cm"/>
    </style:style>
    <style:style style:name="Tabella1.1" style:family="table-row">
      <style:table-row-properties style:min-row-height="0.706cm"/>
    </style:style>
    <style:style style:name="Tabella1.A1" style:family="table-cell">
      <style:table-cell-properties style:vertical-align="top" fo:background-color="#f2f2f2" fo:padding-left="0.125cm" fo:padding-right="0.125cm" fo:padding-top="0cm" fo:padding-bottom="0cm" fo:border-left="0.035cm solid #000000" fo:border-right="none" fo:border-top="0.035cm solid #000000" fo:border-bottom="0.002cm solid #000000" style:writing-mode="lr-tb">
        <style:background-image/>
      </style:table-cell-properties>
    </style:style>
    <style:style style:name="Tabella1.B1" style:family="table-cell">
      <style:table-cell-properties style:vertical-align="top" fo:padding-left="0.125cm" fo:padding-right="0.125cm" fo:padding-top="0cm" fo:padding-bottom="0cm" fo:border-left="0.002cm solid #000000" fo:border-right="none" fo:border-top="0.035cm solid #000000" fo:border-bottom="0.002cm solid #000000" style:writing-mode="lr-tb"/>
    </style:style>
    <style:style style:name="Tabella1.C1" style:family="table-cell">
      <style:table-cell-properties style:vertical-align="top" fo:background-color="#f2f2f2" fo:padding-left="0.125cm" fo:padding-right="0.125cm" fo:padding-top="0cm" fo:padding-bottom="0cm" fo:border-left="0.002cm solid #000000" fo:border-right="none" fo:border-top="0.035cm solid #000000" fo:border-bottom="0.002cm solid #000000" style:writing-mode="lr-tb">
        <style:background-image/>
      </style:table-cell-properties>
    </style:style>
    <style:style style:name="Tabella1.D1" style:family="table-cell">
      <style:table-cell-properties style:vertical-align="top" fo:padding-left="0.125cm" fo:padding-right="0.125cm" fo:padding-top="0cm" fo:padding-bottom="0cm" fo:border-left="0.002cm solid #000000" fo:border-right="0.035cm solid #000000" fo:border-top="0.035cm solid #000000" fo:border-bottom="0.002cm solid #000000" style:writing-mode="lr-tb"/>
    </style:style>
    <style:style style:name="Tabella1.A2" style:family="table-cell">
      <style:table-cell-properties style:vertical-align="top" fo:padding-left="0.125cm" fo:padding-right="0.125cm" fo:padding-top="0cm" fo:padding-bottom="0cm" fo:border-left="0.035cm solid #000000" fo:border-right="none" fo:border-top="none" fo:border-bottom="0.002cm solid #000000" style:writing-mode="lr-tb"/>
    </style:style>
    <style:style style:name="Tabella1.B2" style:family="table-cell">
      <style:table-cell-properties style:vertical-align="top" fo:padding-left="0.125cm" fo:padding-right="0.125cm" fo:padding-top="0cm" fo:padding-bottom="0cm" fo:border-left="0.002cm solid #000000" fo:border-right="0.035cm solid #000000" fo:border-top="none" fo:border-bottom="0.002cm solid #000000" style:writing-mode="lr-tb"/>
    </style:style>
    <style:style style:name="Tabella1.3" style:family="table-row">
      <style:table-row-properties style:min-row-height="0.706cm" fo:background-color="transparent" style:keep-together="true">
        <style:background-image/>
      </style:table-row-properties>
    </style:style>
    <style:style style:name="Tabella1.B3" style:family="table-cell">
      <style:table-cell-properties style:vertical-align="top" fo:background-color="transparent" fo:padding-left="0.125cm" fo:padding-right="0.125cm" fo:padding-top="0cm" fo:padding-bottom="0cm" fo:border-left="0.002cm solid #000000" fo:border-right="none" fo:border-top="0.035cm solid #000000" fo:border-bottom="0.002cm solid #000000" style:writing-mode="lr-tb">
        <style:background-image/>
      </style:table-cell-properties>
    </style:style>
    <style:style style:name="Tabella1.D3" style:family="table-cell">
      <style:table-cell-properties style:vertical-align="top" fo:background-color="transparent" fo:padding-left="0.125cm" fo:padding-right="0.125cm" fo:padding-top="0cm" fo:padding-bottom="0cm" fo:border-left="0.002cm solid #000000" fo:border-right="0.035cm solid #000000" fo:border-top="0.035cm solid #000000" fo:border-bottom="0.002cm solid #000000" style:writing-mode="lr-tb">
        <style:background-image/>
      </style:table-cell-properties>
    </style:style>
    <style:style style:name="Tabella2" style:family="table">
      <style:table-properties style:width="16.999cm" fo:break-before="page" table:align="margins" style:writing-mode="lr-tb"/>
    </style:style>
    <style:style style:name="Tabella2.A" style:family="table-column">
      <style:table-column-properties style:column-width="4.761cm" style:rel-column-width="18356*"/>
    </style:style>
    <style:style style:name="Tabella2.B" style:family="table-column">
      <style:table-column-properties style:column-width="6.117cm" style:rel-column-width="23586*"/>
    </style:style>
    <style:style style:name="Tabella2.C" style:family="table-column">
      <style:table-column-properties style:column-width="6.119cm" style:rel-column-width="23593*"/>
    </style:style>
    <style:style style:name="Tabella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0099ff" fo:padding="0.097cm" fo:border="0.002cm solid #000000">
        <style:background-image/>
      </style:table-cell-properties>
    </style:style>
    <style:style style:name="Tabella2.A2" style:family="table-cell">
      <style:table-cell-properties fo:padding="0.097cm" fo:border-left="0.002cm solid #000000" fo:border-right="0.002cm solid #000000" fo:border-top="none" fo:border-bottom="none"/>
    </style:style>
    <style:style style:name="Tabella2.A3" style:family="table-cell">
      <style:table-cell-properties fo:background-color="#00dcff" fo:padding="0.097cm" fo:border-left="0.002cm solid #000000" fo:border-right="0.002cm solid #000000" fo:border-top="none" fo:border-bottom="none">
        <style:background-image/>
      </style:table-cell-properties>
    </style:style>
    <style:style style:name="Tabella2.4" style:family="table-row">
      <style:table-row-properties style:min-row-height="2.221cm"/>
    </style:style>
    <style:style style:name="Tabella2.A6" style:family="table-cell">
      <style:table-cell-properties fo:background-color="transparent" fo:padding="0.097cm" fo:border-left="0.002cm solid #000000" fo:border-right="0.002cm solid #000000" fo:border-top="none" fo:border-bottom="none">
        <style:background-image/>
      </style:table-cell-properties>
    </style:style>
    <style:style style:name="Tabella2.A7" style:family="table-cell">
      <style:table-cell-properties fo:background-color="#00dcff" fo:padding="0.097cm" fo:border-left="0.002cm solid #000000" fo:border-right="0.002cm solid #000000" fo:border-top="none" fo:border-bottom="0.002cm solid #000000">
        <style:background-image/>
      </style:table-cell-properties>
    </style:style>
    <style:style style:name="P1" style:family="paragraph" style:parent-style-name="Standard" style:master-page-name="Standard">
      <style:paragraph-properties fo:text-align="center" style:justify-single-word="false"/>
      <style:text-properties style:use-window-font-color="true" fo:font-size="18pt" fo:language="it" fo:country="IT" fo:font-weight="bold" style:font-name-asian="Times New Roman" style:font-size-asian="18pt" style:language-asian="none" style:country-asian="none" style:font-weight-asian="bold" style:font-name-complex="Times New Roman" style:font-size-complex="10pt" style:language-complex="ar" style:country-complex="SA"/>
    </style:style>
    <style:style style:name="P2" style:family="paragraph" style:parent-style-name="Standard">
      <style:paragraph-properties fo:text-align="center" style:justify-single-word="false"/>
      <style:text-properties style:use-window-font-color="true" fo:font-size="18pt" fo:language="it" fo:country="IT" fo:font-weight="bold" style:font-name-asian="Times New Roman" style:font-size-asian="18pt" style:language-asian="none" style:country-asian="none" style:font-weight-asian="bold" style:font-name-complex="Times New Roman" style:font-size-complex="10pt" style:language-complex="ar" style:country-complex="SA"/>
    </style:style>
    <style:style style:name="P3" style:family="paragraph" style:parent-style-name="Standard">
      <style:paragraph-properties style:snap-to-layout-grid="false"/>
      <style:text-properties style:use-window-font-color="true"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P4" style:family="paragraph" style:parent-style-name="Text_20_body">
      <style:paragraph-properties fo:margin-left="0.501cm" fo:margin-right="0cm" fo:margin-top="0cm" fo:margin-bottom="0.212cm" fo:text-align="center" style:justify-single-word="false" fo:text-indent="0cm" style:auto-text-indent="false" style:snap-to-layout-grid="false"/>
      <style:text-properties fo:color="#000000" style:font-name="Arial" fo:font-size="11pt" fo:language="it" fo:country="IT" style:font-name-asian="Times New Roman" style:font-size-asian="11pt" style:language-asian="none" style:country-asian="none" style:font-name-complex="Arial" style:font-size-complex="10pt" style:language-complex="ar" style:country-complex="SA"/>
    </style:style>
    <style:style style:name="P5" style:family="paragraph" style:parent-style-name="Text_20_body">
      <style:paragraph-properties fo:margin-left="0cm" fo:margin-right="0cm" fo:text-align="center" style:justify-single-word="false" fo:text-indent="0cm" style:auto-text-indent="false" style:snap-to-layout-grid="false"/>
      <style:text-properties fo:color="#000000" style:font-name="Arial" fo:font-size="14pt" fo:language="it" fo:country="IT" fo:font-weight="bold" style:font-name-asian="Times New Roman" style:font-size-asian="14pt" style:language-asian="none" style:country-asian="none" style:font-weight-asian="bold" style:font-name-complex="Arial" style:font-size-complex="10pt" style:language-complex="ar" style:country-complex="SA"/>
    </style:style>
    <style:style style:name="P6" style:family="paragraph" style:parent-style-name="Text_20_body">
      <style:paragraph-properties fo:margin-left="0cm" fo:margin-right="0cm" fo:margin-top="0cm" fo:margin-bottom="0.212cm" fo:text-align="center" style:justify-single-word="false" fo:text-indent="0cm" style:auto-text-indent="false"/>
    </style:style>
    <style:style style:name="P7" style:family="paragraph" style:parent-style-name="Standard">
      <style:paragraph-properties style:snap-to-layout-grid="false"/>
      <style:text-properties style:use-window-font-color="true" fo:font-size="10pt" fo:language="en" fo:country="CA" style:font-name-asian="Times New Roman" style:font-size-asian="10pt" style:language-asian="none" style:country-asian="none" style:font-name-complex="Times New Roman" style:font-size-complex="10pt" style:language-complex="ar" style:country-complex="SA"/>
    </style:style>
    <style:style style:name="P8" style:family="paragraph" style:parent-style-name="Standard">
      <style:paragraph-properties fo:text-align="center" style:justify-single-word="false" fo:break-before="page"/>
      <style:text-properties fo:color="#ff0000" fo:font-size="18pt" fo:language="it" fo:country="IT" fo:font-weight="bold" style:font-name-asian="Times New Roman" style:font-size-asian="18pt" style:language-asian="none" style:country-asian="none" style:font-weight-asian="bold" style:font-name-complex="Times New Roman" style:font-size-complex="10pt" style:language-complex="ar" style:country-complex="SA"/>
    </style:style>
    <style:style style:name="P9" style:family="paragraph" style:parent-style-name="Standard">
      <style:text-properties style:use-window-font-color="true"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P10" style:family="paragraph" style:parent-style-name="Standard">
      <style:paragraph-properties fo:text-align="start" style:justify-single-word="false"/>
      <style:text-properties style:use-window-font-color="true" fo:font-size="12pt" fo:language="it" fo:country="IT"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Standard">
      <style:paragraph-properties fo:margin-top="0.212cm" fo:margin-bottom="0.212cm">
        <style:tab-stops>
          <style:tab-stop style:position="16.999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able">
      <style:paragraph-properties fo:margin-top="0.106cm" fo:margin-bottom="0.106cm" style:snap-to-layout-grid="false"/>
    </style:style>
    <style:style style:name="P15" style:family="paragraph" style:parent-style-name="Table">
      <style:paragraph-properties fo:margin-top="0.106cm" fo:margin-bottom="0.106cm" style:snap-to-layout-grid="false"/>
      <style:text-properties style:use-window-font-color="true" fo:font-size="12pt" fo:language="it" fo:country="IT" style:font-name-asian="Times New Roman" style:font-size-asian="12pt" style:language-asian="none" style:country-asian="none" style:font-name-complex="Times New Roman" style:font-size-complex="10pt" style:language-complex="ar" style:country-complex="SA"/>
    </style:style>
    <style:style style:name="P16" style:family="paragraph" style:parent-style-name="Table">
      <style:paragraph-properties fo:margin-top="0.106cm" fo:margin-bottom="0.106cm" style:snap-to-layout-grid="false"/>
      <style:text-properties style:use-window-font-color="true" fo:font-size="12pt" fo:language="en" fo:country="CA" style:font-name-asian="Times New Roman" style:font-size-asian="12pt" style:language-asian="none" style:country-asian="none" style:font-name-complex="Times New Roman" style:font-size-complex="10pt" style:language-complex="ar" style:country-complex="SA"/>
    </style:style>
    <style:style style:name="P17" style:family="paragraph" style:parent-style-name="Table">
      <style:paragraph-properties style:snap-to-layout-grid="false"/>
    </style:style>
    <style:style style:name="P18" style:family="paragraph" style:parent-style-name="Table">
      <style:paragraph-properties fo:margin-top="0.106cm" fo:margin-bottom="0.106cm" fo:text-align="justify" style:justify-single-word="false" fo:orphans="2" fo:widows="2" fo:hyphenation-ladder-count="no-limit" style:snap-to-layout-grid="false" style:writing-mode="lr-tb"/>
      <style:text-properties style:use-window-font-color="true" style:font-name="Times New Roman" fo:font-size="12p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19" style:family="paragraph" style:parent-style-name="Table">
      <style:paragraph-properties fo:margin-top="0.106cm" fo:margin-bottom="0.106cm" fo:text-align="justify" style:justify-single-word="false" fo:orphans="2" fo:widows="2" fo:hyphenation-ladder-count="no-limit" style:snap-to-layout-grid="false" style:writing-mode="lr-tb"/>
      <style:text-properties style:use-window-font-color="true" style:font-name="Times New Roman" fo:font-size="12pt"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P20" style:family="paragraph" style:parent-style-name="Table">
      <style:paragraph-properties fo:margin-top="0.106cm" fo:margin-bottom="0.106cm" fo:text-align="justify" style:justify-single-word="false" fo:orphans="2" fo:widows="2" fo:hyphenation-ladder-count="no-limit" fo:background-color="transparent" style:snap-to-layout-grid="false" style:writing-mode="lr-tb">
        <style:background-image/>
      </style:paragraph-properties>
      <style:text-properties fo:hyphenate="false" fo:hyphenation-remain-char-count="2" fo:hyphenation-push-char-count="2"/>
    </style:style>
    <style:style style:name="P21" style:family="paragraph" style:parent-style-name="Heading_20_1">
      <style:paragraph-properties fo:margin-left="2.286cm" fo:margin-right="0cm" fo:text-align="justify" style:justify-single-word="false" fo:text-indent="0cm" style:auto-text-indent="false"/>
      <style:text-properties style:use-window-font-color="true" fo:font-size="14pt" fo:language="en" fo:country="CA"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22" style:family="paragraph" style:parent-style-name="Text_20_body">
      <style:text-properties fo:language="en" fo:country="GB"/>
    </style:style>
    <style:style style:name="P23" style:family="paragraph" style:parent-style-name="Text_20_body" style:list-style-name="WW8Num6">
      <style:paragraph-properties fo:margin-left="0cm" fo:margin-right="0cm" fo:text-indent="0cm" style:auto-text-indent="false"/>
      <style:text-properties fo:language="en" fo:country="GB"/>
    </style:style>
    <style:style style:name="P24" style:family="paragraph" style:parent-style-name="Text_20_body">
      <style:paragraph-properties fo:text-align="justify" style:justify-single-word="false"/>
      <style:text-properties fo:color="#000000" fo:font-size="12pt" fo:language="en" fo:country="US" style:font-name-asian="Times New Roman" style:font-size-asian="12pt" style:language-asian="none" style:country-asian="none" style:font-name-complex="Times New Roman" style:font-size-complex="10pt" style:language-complex="ar" style:country-complex="SA"/>
    </style:style>
    <style:style style:name="P25" style:family="paragraph" style:parent-style-name="Heading_20_1">
      <style:paragraph-properties fo:margin-left="1.508cm" fo:margin-right="0cm" fo:text-indent="0cm" style:auto-text-indent="false" fo:break-before="page">
        <style:tab-stops>
          <style:tab-stop style:position="0cm"/>
        </style:tab-stops>
      </style:paragraph-properties>
      <style:text-properties style:use-window-font-color="true" fo:font-size="14pt" fo:language="en" fo:country="CA"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26" style:family="paragraph" style:parent-style-name="Text_20_body">
      <style:text-properties fo:color="#000000" fo:font-size="12pt" fo:language="en" fo:country="CA" style:font-name-asian="Times New Roman" style:font-size-asian="12pt" style:language-asian="none" style:country-asian="none" style:font-name-complex="Times New Roman" style:font-size-complex="10pt" style:language-complex="ar" style:country-complex="SA"/>
    </style:style>
    <style:style style:name="P27" style:family="paragraph" style:parent-style-name="Text_20_body" style:list-style-name="WW8Num2">
      <style:paragraph-properties fo:margin-left="0cm" fo:margin-right="0cm" fo:text-indent="0cm" style:auto-text-indent="false">
        <style:tab-stops>
          <style:tab-stop style:position="2.272cm"/>
        </style:tab-stops>
      </style:paragraph-properties>
      <style:text-properties fo:color="#000000" fo:font-size="12pt" fo:language="en" fo:country="CA" style:font-name-asian="Times New Roman" style:font-size-asian="12pt" style:language-asian="none" style:country-asian="none" style:font-name-complex="Times New Roman" style:font-size-complex="10pt" style:language-complex="ar" style:country-complex="SA"/>
    </style:style>
    <style:style style:name="P28" style:family="paragraph" style:parent-style-name="Text_20_body" style:list-style-name="WW8Num2">
      <style:paragraph-properties fo:margin-left="0cm" fo:margin-right="0cm" fo:text-indent="0cm" style:auto-text-indent="false">
        <style:tab-stops>
          <style:tab-stop style:position="2.272cm"/>
        </style:tab-stops>
      </style:paragraph-properties>
      <style:text-properties fo:color="#000000" fo:font-size="12pt" fo:language="en" fo:country="CA" fo:background-color="transparent" style:font-name-asian="Times New Roman" style:font-size-asian="12pt" style:language-asian="none" style:country-asian="none" style:font-name-complex="Times New Roman" style:font-size-complex="10pt" style:language-complex="ar" style:country-complex="SA"/>
    </style:style>
    <style:style style:name="P29" style:family="paragraph" style:parent-style-name="Text_20_body">
      <style:paragraph-properties fo:margin-left="0.503cm" fo:margin-right="0cm" fo:text-indent="0.503cm" style:auto-text-indent="false">
        <style:tab-stops>
          <style:tab-stop style:position="2.272cm"/>
        </style:tab-stops>
      </style:paragraph-properties>
      <style:text-properties fo:color="#000000" fo:font-size="12pt" fo:language="en" fo:country="CA" fo:background-color="transparent" style:font-name-asian="Times New Roman" style:font-size-asian="12pt" style:language-asian="none" style:country-asian="none" style:font-name-complex="Times New Roman" style:font-size-complex="10pt" style:language-complex="ar" style:country-complex="SA"/>
    </style:style>
    <style:style style:name="P30" style:family="paragraph" style:parent-style-name="Text_20_body">
      <style:paragraph-properties fo:margin-left="0.503cm" fo:margin-right="0cm" fo:text-indent="0.503cm" style:auto-text-indent="false">
        <style:tab-stops>
          <style:tab-stop style:position="2.272cm"/>
        </style:tab-stops>
      </style:paragraph-properties>
    </style:style>
    <style:style style:name="P31" style:family="paragraph" style:parent-style-name="Heading_20_1">
      <style:paragraph-properties fo:margin-left="1.508cm" fo:margin-right="0cm" fo:text-indent="0cm" style:auto-text-indent="false">
        <style:tab-stops>
          <style:tab-stop style:position="2.272cm"/>
        </style:tab-stops>
      </style:paragraph-properties>
    </style:style>
    <style:style style:name="P32" style:family="paragraph" style:parent-style-name="Text_20_body">
      <style:paragraph-properties fo:background-color="transparent">
        <style:background-image/>
      </style:paragraph-properties>
    </style:style>
    <style:style style:name="P33" style:family="paragraph" style:parent-style-name="Heading_20_1">
      <style:paragraph-properties fo:margin-left="0.762cm" fo:margin-right="0cm" fo:margin-top="0.423cm" fo:margin-bottom="0.212cm" fo:text-align="start" style:justify-single-word="false" fo:text-indent="0cm" style:auto-text-indent="false" fo:break-before="page">
        <style:tab-stops>
          <style:tab-stop style:position="0cm"/>
        </style:tab-stops>
      </style:paragraph-properties>
      <style:text-properties style:use-window-font-color="true" fo:font-size="14pt" fo:language="en" fo:country="US"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34" style:family="paragraph" style:parent-style-name="Text_20_body" style:list-style-name="L2"/>
    <style:style style:name="P35" style:family="paragraph" style:parent-style-name="Text_20_body" style:list-style-name="L2">
      <style:text-properties style:text-position="0% 100%"/>
    </style:style>
    <style:style style:name="P36" style:family="paragraph" style:parent-style-name="Text_20_body" style:list-style-name="L3"/>
    <style:style style:name="P37" style:family="paragraph" style:parent-style-name="Text_20_body" style:list-style-name="L4">
      <style:text-properties fo:background-color="transparent"/>
    </style:style>
    <style:style style:name="P38" style:family="paragraph" style:parent-style-name="Text_20_body">
      <style:text-properties fo:background-color="transparent"/>
    </style:style>
    <style:style style:name="P39" style:family="paragraph" style:parent-style-name="Text_20_body" style:list-style-name="WW8Num2">
      <style:paragraph-properties fo:margin-left="0cm" fo:margin-right="0cm" fo:margin-top="0cm" fo:margin-bottom="0.212cm" fo:text-align="justify" style:justify-single-word="false" fo:orphans="2" fo:widows="2" fo:hyphenation-ladder-count="no-limit" fo:text-indent="0cm" style:auto-text-indent="false">
        <style:tab-stops>
          <style:tab-stop style:position="2.272cm"/>
        </style:tab-stops>
      </style:paragraph-properties>
      <style:text-properties fo:color="#000000" style:font-name="Times New Roman" fo:font-size="12pt" fo:language="en" fo:country="CA"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40" style:family="paragraph" style:parent-style-name="Text_20_body">
      <style:paragraph-properties fo:margin-left="0.506cm" fo:margin-right="0cm" fo:text-indent="0.489cm" style:auto-text-indent="false">
        <style:tab-stops>
          <style:tab-stop style:position="2.272cm"/>
        </style:tab-stops>
      </style:paragraph-properties>
      <style:text-properties fo:color="#000000" fo:font-size="12pt" fo:language="en" fo:country="CA" fo:background-color="transparent" style:font-name-asian="Times New Roman" style:font-size-asian="12pt" style:language-asian="none" style:country-asian="none" style:font-name-complex="Times New Roman" style:font-size-complex="10pt" style:language-complex="ar" style:country-complex="SA"/>
    </style:style>
    <style:style style:name="P41" style:family="paragraph">
      <style:paragraph-properties fo:margin-left="0cm" fo:margin-right="0cm" fo:text-align="center" fo:text-indent="0cm"/>
    </style:style>
    <style:style style:name="P4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uxi Sans" fo:font-size="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3"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Luxi Sans" fo:font-size="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4" style:family="paragraph">
      <style:paragraph-properties fo:margin-left="0cm" fo:margin-right="0cm" fo:text-indent="0cm"/>
    </style:style>
    <style:style style:name="P45" style:family="paragraph">
      <style:paragraph-properties fo:margin-left="0cm" fo:margin-right="0cm" fo:margin-top="0cm" fo:margin-bottom="0cm" fo:line-height="100%" text:enable-numbering="false" fo:text-indent="0cm"/>
      <style:text-properties fo:color="#0099ff" style:text-outline="false" style:text-line-through-style="none" style:font-name="Luxi Sans" fo:font-size="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uxi Sans" fo:font-size="1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uxi Sans" fo:font-size="1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justify" style:justify-single-word="false" fo:orphans="2" fo:widows="2" fo:hyphenation-ladder-count="no-limit" text:number-lines="false" text:line-number="0" style:writing-mode="lr-tb"/>
      <style:text-properties style:use-window-font-color="true" style:font-name="Verdana" fo:font-size="10pt" fo:language="it" fo:country="IT"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P50" style:family="paragraph" style:parent-style-name="Heading_20_2">
      <style:paragraph-properties fo:margin-left="0.741cm" fo:margin-right="0cm" fo:margin-top="0.4cm" fo:margin-bottom="0.21cm" fo:text-indent="0cm" style:auto-text-indent="false"/>
    </style:style>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6">
      <style:paragraph-properties fo:margin-left="0.501cm" fo:margin-right="0cm" fo:text-indent="0.501cm" style:auto-text-indent="false"/>
    </style:style>
    <style:style style:name="P54" style:family="paragraph" style:parent-style-name="Text_20_body" style:list-style-name="L7">
      <style:paragraph-properties fo:margin-left="0.503cm" fo:margin-right="0cm" fo:text-indent="0.503cm" style:auto-text-indent="false"/>
    </style:style>
    <style:style style:name="P55" style:family="paragraph" style:parent-style-name="Heading_20_1">
      <style:paragraph-properties fo:margin-left="0.741cm" fo:margin-right="0cm" fo:margin-top="0.12cm" fo:margin-bottom="0.21cm" fo:text-indent="0cm" style:auto-text-indent="false"/>
      <style:text-properties style:use-window-font-color="true" fo:font-size="14pt" fo:language="en" fo:country="US"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56" style:family="paragraph" style:parent-style-name="Text_20_body">
      <style:paragraph-properties fo:margin-left="0.506cm" fo:margin-right="0cm" fo:margin-top="0cm" fo:margin-bottom="0.212cm" fo:text-align="justify" style:justify-single-word="false" fo:orphans="2" fo:widows="2" fo:hyphenation-ladder-count="no-limit" fo:text-indent="0.489cm" style:auto-text-indent="false" style:text-autospace="ideograph-alpha" style:punctuation-wrap="hanging" style:line-break="strict" style:writing-mode="lr-tb">
        <style:tab-stops>
          <style:tab-stop style:position="2.272cm"/>
        </style:tab-stops>
      </style:paragraph-properties>
      <style:text-properties fo:color="#000000" style:font-name="Times New Roman" fo:font-size="12pt" fo:language="en" fo:country="CA"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57" style:family="paragraph" style:parent-style-name="Text_20_body">
      <style:paragraph-properties fo:margin-left="0.506cm" fo:margin-right="0cm" fo:margin-top="0cm" fo:margin-bottom="0.212cm" fo:text-align="justify" style:justify-single-word="false" fo:orphans="2" fo:widows="2" fo:hyphenation-ladder-count="no-limit" fo:text-indent="0.489cm" style:auto-text-indent="false">
        <style:tab-stops>
          <style:tab-stop style:position="2.272cm"/>
        </style:tab-stops>
      </style:paragraph-properties>
      <style:text-properties fo:hyphenate="false" fo:hyphenation-remain-char-count="2" fo:hyphenation-push-char-count="2"/>
    </style:style>
    <style:style style:name="P58" style:family="paragraph" style:parent-style-name="Text_20_body">
      <style:paragraph-properties fo:margin-left="0.506cm" fo:margin-right="0cm" fo:margin-top="0cm" fo:margin-bottom="0.212cm" fo:text-align="justify" style:justify-single-word="false" fo:orphans="2" fo:widows="2" fo:hyphenation-ladder-count="no-limit" fo:text-indent="0.489cm" style:auto-text-indent="false">
        <style:tab-stops>
          <style:tab-stop style:position="2.272cm"/>
        </style:tab-stops>
      </style:paragraph-properties>
      <style:text-properties fo:color="#000000" style:font-name="Times New Roman" fo:font-size="12pt" fo:language="en" fo:country="CA"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59" style:family="paragraph" style:parent-style-name="Text_20_body" style:list-style-name="WW8Num2">
      <style:paragraph-properties fo:margin-left="0cm" fo:margin-right="0cm" fo:margin-top="0cm" fo:margin-bottom="0.212cm" fo:text-align="justify" style:justify-single-word="false" fo:orphans="2" fo:widows="2" fo:hyphenation-ladder-count="no-limit" fo:text-indent="0cm" style:auto-text-indent="false">
        <style:tab-stops>
          <style:tab-stop style:position="2.272cm"/>
        </style:tab-stops>
      </style:paragraph-properties>
      <style:text-properties fo:color="#000000" style:font-name="Courier1" fo:font-size="12pt" fo:language="en" fo:country="CA"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60" style:family="paragraph" style:parent-style-name="Text_20_body">
      <style:paragraph-properties fo:margin-left="0cm" fo:margin-right="0cm" fo:text-indent="0cm" style:auto-text-indent="false"/>
      <style:text-properties fo:font-style="italic"/>
    </style:style>
    <style:style style:name="P61" style:family="paragraph" style:parent-style-name="Text_20_body">
      <style:paragraph-properties fo:margin-left="0.242cm" fo:margin-right="0.427cm" fo:text-indent="0cm" style:auto-text-indent="false"/>
      <style:text-properties fo:font-size="10.5pt" fo:font-style="normal" style:font-size-asian="10.5pt" style:font-style-asian="normal" style:font-size-complex="10.5pt" style:font-style-complex="normal"/>
    </style:style>
    <style:style style:name="P62" style:family="paragraph" style:parent-style-name="Text_20_body" style:list-style-name="WW8Num2">
      <style:paragraph-properties fo:margin-left="0.242cm" fo:margin-right="0.427cm" fo:margin-top="0cm" fo:margin-bottom="0.212cm" fo:text-align="justify" style:justify-single-word="false" fo:orphans="2" fo:widows="2" fo:hyphenation-ladder-count="no-limit" fo:text-indent="0cm" style:auto-text-indent="false">
        <style:tab-stops>
          <style:tab-stop style:position="2.272cm"/>
        </style:tab-stops>
      </style:paragraph-properties>
      <style:text-properties fo:color="#000000" style:font-name="Courier1" fo:font-size="10.5pt" fo:language="en" fo:country="CA" fo:font-style="normal" style:font-name-asian="Times New Roman" style:font-size-asian="10.5pt" style:language-asian="none" style:country-asian="none" style:font-style-asian="normal" style:font-name-complex="Times New Roman" style:font-size-complex="10.5pt" style:language-complex="ar" style:country-complex="SA" style:font-style-complex="normal" fo:hyphenate="false" fo:hyphenation-remain-char-count="2" fo:hyphenation-push-char-count="2"/>
    </style:style>
    <style:style style:name="P63" style:family="paragraph" style:parent-style-name="Text_20_body">
      <style:paragraph-properties fo:margin-left="0.242cm" fo:margin-right="0.427cm" fo:margin-top="0cm" fo:margin-bottom="0.212cm" fo:text-align="justify" style:justify-single-word="false" fo:orphans="2" fo:widows="2" fo:hyphenation-ladder-count="no-limit" fo:text-indent="0cm" style:auto-text-indent="false"/>
      <style:text-properties fo:font-size="10.5pt" fo:font-style="normal" style:font-size-asian="10.5pt" style:font-style-asian="normal" style:font-size-complex="10.5pt" style:font-style-complex="normal" fo:hyphenate="false" fo:hyphenation-remain-char-count="2" fo:hyphenation-push-char-count="2"/>
    </style:style>
    <style:style style:name="P64" style:family="paragraph" style:parent-style-name="Text_20_body" style:list-style-name="WW8Num6">
      <style:paragraph-properties fo:margin-left="0cm" fo:margin-right="0cm" fo:margin-top="0cm" fo:margin-bottom="0.212cm" fo:text-align="justify" style:justify-single-word="false" fo:orphans="2" fo:widows="2" fo:hyphenation-ladder-count="no-limit" fo:text-indent="0cm" style:auto-text-indent="false"/>
      <style:text-properties fo:hyphenate="false" fo:hyphenation-remain-char-count="2" fo:hyphenation-push-char-count="2"/>
    </style:style>
    <style:style style:name="P65" style:family="paragraph" style:parent-style-name="Text_20_body">
      <style:paragraph-properties fo:margin-left="0.501cm" fo:margin-right="0cm" fo:margin-top="0cm" fo:margin-bottom="0.212cm" fo:text-align="justify" style:justify-single-word="false" fo:orphans="2" fo:widows="2" fo:hyphenation-ladder-count="no-limit" fo:text-indent="0.501cm" style:auto-text-indent="false"/>
      <style:text-properties fo:color="#0000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66" style:family="paragraph" style:parent-style-name="Text_20_body">
      <style:paragraph-properties fo:margin-left="0.501cm" fo:margin-right="0cm" fo:margin-top="0cm" fo:margin-bottom="0.212cm" fo:text-align="justify" style:justify-single-word="false" fo:orphans="2" fo:widows="2" fo:hyphenation-ladder-count="no-limit" fo:text-indent="0.501cm" style:auto-text-indent="false"/>
      <style:text-properties fo:color="#000000" style:font-name="Times New Roman" fo:font-size="12pt" fo:language="en" fo:country="GB"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67" style:family="paragraph" style:parent-style-name="Text_20_body">
      <style:paragraph-properties fo:margin-left="0.501cm" fo:margin-right="0cm" fo:margin-top="0cm" fo:margin-bottom="0.212cm" fo:text-align="justify" style:justify-single-word="false" fo:orphans="2" fo:widows="2" fo:hyphenation-ladder-count="no-limit" fo:text-indent="0.501cm" style:auto-text-indent="false"/>
      <style:text-properties fo:color="#000000" style:font-name="Courier1" fo:font-size="12pt" fo:language="en" fo:country="GB"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68" style:family="paragraph" style:parent-style-name="Heading_20_1">
      <style:paragraph-properties fo:margin-left="0.741cm" fo:margin-right="0cm" fo:text-indent="0cm" style:auto-text-indent="false"/>
      <style:text-properties style:use-window-font-color="true" fo:font-size="14pt" fo:language="en" fo:country="US"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69" style:family="paragraph" style:parent-style-name="Text_20_body">
      <style:text-properties fo:color="#000000" fo:font-size="12pt" fo:language="it" fo:country="IT" fo:background-color="transparent" style:font-name-asian="Times New Roman" style:font-size-asian="12pt" style:language-asian="none" style:country-asian="none" style:font-name-complex="Times New Roman" style:font-size-complex="10pt" style:language-complex="ar" style:country-complex="SA"/>
    </style:style>
    <style:style style:name="P70" style:family="paragraph" style:parent-style-name="Text_20_body" style:list-style-name="WW8Num4">
      <style:paragraph-properties fo:margin-left="0.501cm" fo:margin-right="0cm" fo:margin-top="0cm" fo:margin-bottom="0.212cm" fo:text-align="justify" style:justify-single-word="false" fo:orphans="2" fo:widows="2" fo:hyphenation-ladder-count="no-limit" fo:text-indent="0cm" style:auto-text-indent="false">
        <style:tab-stops>
          <style:tab-stop style:position="1.27cm"/>
        </style:tab-stops>
      </style:paragraph-properties>
      <style:text-properties fo:color="#000000" fo:font-size="12pt" fo:language="en" fo:country="US"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1" style:family="paragraph" style:parent-style-name="Text_20_body" style:list-style-name="WW8Num4">
      <style:paragraph-properties fo:margin-left="0.501cm" fo:margin-right="0cm" fo:margin-top="0cm" fo:margin-bottom="0.212cm" fo:text-align="justify" style:justify-single-word="false" fo:orphans="2" fo:widows="2" fo:hyphenation-ladder-count="no-limit" fo:text-indent="0cm" style:auto-text-indent="false">
        <style:tab-stops>
          <style:tab-stop style:position="1.27cm"/>
        </style:tab-stops>
      </style:paragraph-properties>
      <style:text-properties fo:color="#000000" fo:font-size="12pt" fo:language="it" fo:country="IT"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2" style:family="paragraph" style:parent-style-name="Text_20_body">
      <style:paragraph-properties fo:margin-left="0.501cm" fo:margin-right="0cm" fo:margin-top="0cm" fo:margin-bottom="0.212cm" fo:text-align="justify" style:justify-single-word="false" fo:orphans="2" fo:widows="2" fo:hyphenation-ladder-count="no-limit" fo:text-indent="0cm" style:auto-text-indent="false">
        <style:tab-stops>
          <style:tab-stop style:position="1.27cm"/>
        </style:tab-stops>
      </style:paragraph-properties>
      <style:text-properties fo:color="#000000" fo:font-size="12pt" fo:language="it" fo:country="IT"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3" style:family="paragraph" style:parent-style-name="Text_20_body">
      <style:paragraph-properties fo:margin-left="0.501cm" fo:margin-right="0cm" fo:margin-top="0cm" fo:margin-bottom="0.212cm" fo:text-align="justify" style:justify-single-word="false" fo:orphans="2" fo:widows="2" fo:hyphenation-ladder-count="no-limit" fo:text-indent="0.503cm" style:auto-text-indent="false">
        <style:tab-stops>
          <style:tab-stop style:position="1.27cm"/>
        </style:tab-stops>
      </style:paragraph-properties>
      <style:text-properties fo:hyphenate="false" fo:hyphenation-remain-char-count="2" fo:hyphenation-push-char-count="2"/>
    </style:style>
    <style:style style:name="P74" style:family="paragraph" style:parent-style-name="Text_20_body">
      <style:paragraph-properties fo:margin-left="0.501cm" fo:margin-right="0cm" fo:margin-top="0cm" fo:margin-bottom="0.212cm" fo:text-align="justify" style:justify-single-word="false" fo:orphans="2" fo:widows="2" fo:hyphenation-ladder-count="no-limit" fo:text-indent="0.503cm" style:auto-text-indent="false">
        <style:tab-stops>
          <style:tab-stop style:position="1.27cm"/>
        </style:tab-stops>
      </style:paragraph-properties>
      <style:text-properties fo:color="#000000" style:font-name="Times New Roman" fo:font-size="12pt" fo:language="it" fo:country="IT"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5" style:family="paragraph" style:parent-style-name="Text_20_body" style:list-style-name="WW8Num4">
      <style:paragraph-properties fo:margin-left="0.501cm" fo:margin-right="0cm" fo:margin-top="0cm" fo:margin-bottom="0.212cm" fo:text-align="justify" style:justify-single-word="false" fo:orphans="2" fo:widows="2" fo:hyphenation-ladder-count="no-limit" fo:text-indent="0cm" style:auto-text-indent="false">
        <style:tab-stops>
          <style:tab-stop style:position="1.27cm"/>
        </style:tab-stops>
      </style:paragraph-properties>
      <style:text-properties fo:color="#000000" style:font-name="Courier1" fo:font-size="12pt" fo:language="it" fo:country="IT"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T1" style:family="text">
      <style:text-properties fo:color="#003366" style:font-name="Arial" fo:font-size="14pt" fo:language="en" fo:country="CA" fo:font-weight="bold" style:font-name-asian="Times New Roman" style:font-size-asian="14pt" style:language-asian="none" style:country-asian="none" style:font-weight-asian="bold" style:font-name-complex="Arial" style:font-size-complex="10pt" style:language-complex="ar" style:country-complex="SA"/>
    </style:style>
    <style:style style:name="T2" style:family="text">
      <style:text-properties fo:color="#000000" fo:font-size="16pt" fo:language="en" fo:country="CA" fo:font-weight="bold" style:font-name-asian="Times New Roman" style:font-size-asian="16pt" style:language-asian="none" style:country-asian="none" style:font-weight-asian="bold" style:font-name-complex="Times New Roman" style:font-size-complex="10pt" style:language-complex="ar" style:country-complex="SA"/>
    </style:style>
    <style:style style:name="T3" style:family="text">
      <style:text-properties style:use-window-font-color="true" fo:font-size="12pt" fo:language="en" fo:country="US" fo:font-weight="bold" style:font-name-asian="Times New Roman" style:font-size-asian="12pt" style:language-asian="none" style:country-asian="none" style:font-weight-asian="bold" style:font-name-complex="Times New Roman" style:font-size-complex="10pt" style:language-complex="ar" style:country-complex="SA"/>
    </style:style>
    <style:style style:name="T4" style:family="text">
      <style:text-properties style:use-window-font-color="true" fo:font-size="12pt" fo:language="it" fo:country="IT" fo:font-weight="bold" style:font-name-asian="Times New Roman" style:font-size-asian="12pt" style:language-asian="none" style:country-asian="none" style:font-weight-asian="bold" style:font-name-complex="Times New Roman" style:font-size-complex="10pt" style:language-complex="ar" style:country-complex="SA"/>
    </style:style>
    <style:style style:name="T5" style:family="text">
      <style:text-properties fo:language="en" fo:country="US" fo:font-weight="bold" style:font-weight-asian="bold"/>
    </style:style>
    <style:style style:name="T6" style:family="text">
      <style:text-properties fo:font-weight="bold" style:font-weight-asian="bold"/>
    </style:style>
    <style:style style:name="T7" style:family="text">
      <style:text-properties style:use-window-font-color="true" fo:font-size="12pt" fo:language="en" fo:country="CA" style:font-name-asian="Times New Roman" style:font-size-asian="12pt" style:language-asian="none" style:country-asian="none" style:font-name-complex="Times New Roman" style:font-size-complex="10pt" style:language-complex="ar" style:country-complex="SA"/>
    </style:style>
    <style:style style:name="T8" style:family="text">
      <style:text-properties fo:language="en" fo:country="US"/>
    </style:style>
    <style:style style:name="T9" style:family="text">
      <style:text-properties style:font-name="Courier1"/>
    </style:style>
    <style:style style:name="T10" style:family="text">
      <style:text-properties fo:background-color="transparent"/>
    </style:style>
    <style:style style:name="T11" style:family="text">
      <style:text-properties fo:background-color="transparent"/>
    </style:style>
    <style:style style:name="T12" style:family="text">
      <style:text-properties style:text-position="0% 100%"/>
    </style:style>
    <style:style style:name="T13" style:family="text">
      <style:text-properties fo:color="#000000" style:text-position="0% 1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style:style>
    <style:style style:name="T14" style:family="text">
      <style:text-properties fo:color="#0000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style:style>
    <style:style style:name="T15" style:family="text">
      <style:text-properties style:letter-kerning="true"/>
    </style:style>
    <style:style style:name="T16" style:family="text">
      <style:text-properties fo:font-size="8pt"/>
    </style:style>
    <style:style style:name="T17" style:family="text">
      <style:text-properties fo:color="#ffffff" fo:font-size="8pt" style:font-size-asian="18pt" style:font-size-complex="18pt"/>
    </style:style>
    <style:style style:name="T18" style:family="text">
      <style:text-properties fo:color="#0099ff" fo:font-size="8pt" style:font-size-asian="18pt" style:font-size-complex="18pt"/>
    </style:style>
    <style:style style:name="T19" style:family="text">
      <style:text-properties fo:color="#ffffff" fo:font-size="8pt"/>
    </style:style>
    <style:style style:name="T20" style:family="text">
      <style:text-properties fo:color="#ffffff" style:text-outline="false" style:text-line-through-style="none" style:font-name="Luxi Sans" fo:font-size="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21" style:family="text">
      <style:text-properties style:use-window-font-color="true" style:font-name="Verdana"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T22" style:family="text">
      <style:text-properties fo:font-weight="bold" style:font-weight-asian="bold" style:font-weight-complex="bold"/>
    </style:style>
    <style:style style:name="T23" style:family="text">
      <style:text-properties style:font-name="Courier1" fo:font-weight="bold" style:font-weight-asian="bold" style:font-weight-complex="bold"/>
    </style:style>
    <style:style style:name="T24" style:family="text">
      <style:text-properties style:font-name="Courier1" fo:font-weight="normal" style:font-weight-asian="normal" style:font-weight-complex="normal"/>
    </style:style>
    <style:style style:name="T25" style:family="text">
      <style:text-properties fo:color="#000000" style:font-name="Courier1" fo:font-size="12pt" fo:language="en" fo:country="CA" fo:font-weight="normal" fo:background-color="transparent" style:font-name-asian="Times New Roman" style:font-size-asian="12pt" style:language-asian="none" style:country-asian="none" style:font-weight-asian="normal" style:font-name-complex="Times New Roman" style:font-size-complex="10pt" style:language-complex="ar" style:country-complex="SA" style:font-weight-complex="normal"/>
    </style:style>
    <style:style style:name="T26" style:family="text">
      <style:text-properties fo:font-weight="normal" style:font-weight-asian="normal" style:font-weight-complex="normal"/>
    </style:style>
    <style:style style:name="T27" style:family="text">
      <style:text-properties fo:color="#000000" style:font-name="Courier1" fo:language="en" fo:country="CA" style:font-name-asian="Times New Roman" style:language-asian="none" style:country-asian="none" style:font-name-complex="Times New Roman" style:language-complex="ar" style:country-complex="SA"/>
    </style:style>
    <style:style style:name="T28" style:family="text">
      <style:text-properties style:font-name="Courier2"/>
    </style:style>
    <style:style style:name="T29" style:family="text">
      <style:text-properties fo:color="#000000" style:font-name="Times New Roman" fo:language="en" fo:country="US" style:font-name-asian="Times New Roman" style:language-asian="none" style:country-asian="none" style:font-name-complex="Times New Roman" style:language-complex="ar" style:country-complex="SA"/>
    </style:style>
    <style:style style:name="T30" style:family="text">
      <style:text-properties fo:color="#000000" style:font-name="Courier1" fo:font-size="12pt" fo:language="en" fo:country="CA" fo:font-weight="normal" style:font-name-asian="Times New Roman" style:font-size-asian="12pt" style:language-asian="none" style:country-asian="none" style:font-weight-asian="normal" style:font-name-complex="Times New Roman" style:font-size-complex="10pt" style:language-complex="ar" style:country-complex="SA" style:font-weight-complex="normal"/>
    </style:style>
    <style:style style:name="T31" style:family="text">
      <style:text-properties fo:color="#000000" style:font-name="Times New Roman" fo:font-size="12pt" fo:language="en" fo:country="GB" style:font-name-asian="Times New Roman" style:font-size-asian="12pt" style:language-asian="none" style:country-asian="none" style:font-name-complex="Times New Roman" style:font-size-complex="10pt" style:language-complex="ar" style:country-complex="SA"/>
    </style:style>
    <style:style style:name="T32" style:family="text">
      <style:text-properties fo:color="#000000" style:font-name="Courier1" fo:font-size="12pt" fo:language="en" fo:country="GB" style:font-name-asian="Times New Roman" style:font-size-asian="12pt" style:language-asian="none" style:country-asian="none" style:font-name-complex="Times New Roman" style:font-size-complex="10pt" style:language-complex="ar" style:country-complex="SA"/>
    </style:style>
    <style:style style:name="T33" style:family="text">
      <style:text-properties fo:language="en" fo:country="GB"/>
    </style:style>
    <style:style style:name="T34" style:family="text">
      <style:text-properties style:font-name="Courier1" fo:language="en" fo:country="GB"/>
    </style:style>
    <style:style style:name="T35" style:family="text">
      <style:text-properties fo:language="en" fo:country="GB" style:text-underline-style="none"/>
    </style:style>
    <style:style style:name="T36" style:family="text">
      <style:text-properties fo:language="it" fo:country="IT"/>
    </style:style>
    <style:style style:name="T37" style:family="text">
      <style:text-properties style:font-name="Courier1" fo:language="it" fo:country="IT"/>
    </style:style>
    <style:style style:name="fr1" style:family="graphic" style:parent-style-name="Frame">
      <style:graphic-properties style:run-through="foreground" style:wrap="none" style:vertical-pos="top" style:vertical-rel="paragraph-content" style:horizontal-pos="center" style:horizontal-rel="paragraph" fo:padding="0.049cm" fo:border="0.035cm solid #000000" style:shadow="none">
        <style:columns fo:column-count="0" fo:column-gap="0cm"/>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style:num-format="1">
        <style:list-level-properties text:min-label-width="0.861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 draw:marker-start-width="0.379cm" draw:marker-start-center="false" draw:marker-end="" draw:marker-end-width="0.379cm" draw:marker-end-center="false" draw:fill="solid" draw:fill-color="#e6e6e6" draw:textarea-horizontal-align="center" draw:textarea-vertical-align="top" fo:padding-top="0.15cm" fo:padding-bottom="0.15cm" fo:padding-left="0.275cm" fo:padding-right="0.27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379cm" draw:marker-start-center="false" draw:marker-end="" draw:marker-end-width="0.379cm" draw:marker-end-center="false" draw:fill="solid" draw:fill-color="#e6e6e6" draw:textarea-horizontal-align="left" draw:textarea-vertical-align="top"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03cm" svg:stroke-color="#0099ff" draw:marker-start="" draw:marker-start-width="0.36cm" draw:marker-start-center="false" draw:marker-end="" draw:marker-end-width="0.36cm" draw:marker-end-center="false" draw:stroke-linejoin="round" draw:fill="solid" draw:fill-color="#ffffcc" draw:fill-gradient-name="Gradient_20_1" draw:fill-hatch-name="Black_20_0_20_Degrees" draw:fill-image-name="Bitmape_20_1" draw:opacity="100%" draw:opacity-name="" draw:textarea-horizontal-align="center" draw:textarea-vertical-align="middle" fo:padding-top="0.139cm" fo:padding-bottom="0.139cm" fo:padding-left="0.265cm" fo:padding-right="0.265cm" draw:shadow="hidden" draw:shadow-offset-x="0.3cm" draw:shadow-offset-y="0.3cm" draw:shadow-color="#808080" draw:shadow-opacity="100%" style:run-through="foreground"/>
    </style:style>
    <style:style style:name="gr5" style:family="graphic">
      <style:graphic-properties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198a8a"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198a8a"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198a8a"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198a8a"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26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Arrow_20_concave"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ffffff" draw:marker-start="" draw:marker-start-width="0.3cm" draw:marker-start-center="false" draw:marker-end="" draw:marker-end-width="0.3cm" draw:marker-end-center="false" draw:fill="solid" draw:fill-color="#00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ffffff" draw:marker-start="" draw:marker-start-width="0.3cm" draw:marker-start-center="false" draw:marker-end="" draw:marker-end-width="0.3cm" draw:marker-end-center="false" draw:fill="solid" draw:fill-color="#ff66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dash" draw:stroke-dash="Stile_20_linea_20_1" svg:stroke-width="0.101cm" svg:stroke-color="#80808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6" style:family="graphic">
      <style:graphic-properties draw:stroke="solid" svg:stroke-width="0cm" svg:stroke-color="#0099ff" draw:marker-start="" draw:marker-start-width="0.3cm" draw:marker-start-center="false" draw:marker-end="" draw:marker-end-width="0.3cm" draw:marker-end-center="false" draw:fill="solid" draw:fill-color="#23ff2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ffffff"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justify" draw:auto-grow-height="false" draw:auto-grow-width="true" fo:min-width="1cm" fo:padding-top="0.125cm" fo:padding-bottom="0.125cm" fo:padding-left="0.25cm" fo:padding-right="0.25cm" draw:shadow="hidden" draw:shadow-offset-x="0.3cm" draw:shadow-offset-y="0.3cm" draw:shadow-color="#808080" style:run-through="foreground"/>
      <style:paragraph-properties style:writing-mode="tb-r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3"/>
          </table:table-cell>
          <table:table-cell table:style-name="Table1.B1" office:value-type="string">
            <text:p text:style-name="P3"/>
          </table:table-cell>
          <table:table-cell table:style-name="Table1.D1" office:value-type="string">
            <text:p text:style-name="P3"/>
          </table:table-cell>
        </table:table-row>
        <table:table-row table:style-name="Table1.1">
          <table:table-cell table:style-name="Table1.A2" table:number-columns-spanned="4" office:value-type="string">
            <text:p text:style-name="P4"/>
          </table:table-cell>
          <table:covered-table-cell/>
          <table:covered-table-cell/>
          <table:covered-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D3"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D3" office:value-type="string">
            <text:p text:style-name="P3"/>
          </table:table-cell>
        </table:table-row>
        <table:table-row table:style-name="Table1.1">
          <table:table-cell table:style-name="Table1.A2" table:number-columns-spanned="4" office:value-type="string">
            <text:p text:style-name="P5"/>
            <text:p text:style-name="P6"><text:span text:style-name="T1">SpagoBI – Unit Test Environment</text:span><text:span text:style-name="T2"> </text:span></text:p>
          </table:table-cell>
          <table:covered-table-cell/>
          <table:covered-table-cell/>
          <table:covered-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Authors</text:p>
          </table:table-cell>
          <table:table-cell table:style-name="Table1.B3" office:value-type="string">
            <text:p text:style-name="P7">Daniele Balestrin</text:p>
            <text:p text:style-name="P7">Davide Zerbetto</text:p>
          </table:table-cell>
          <table:table-cell table:style-name="Table1.D3"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D3" office:value-type="string">
            <text:p text:style-name="P3"/>
          </table:table-cell>
        </table:table-row>
        <table:table-row table:style-name="Table1.1">
          <table:table-cell table:style-name="Table1.A10" office:value-type="string">
            <text:p text:style-name="Standard"/>
          </table:table-cell>
          <table:table-cell table:style-name="Table1.B10" office:value-type="string">
            <text:p text:style-name="P3"/>
          </table:table-cell>
          <table:table-cell table:style-name="Table1.B10" office:value-type="string">
            <text:p text:style-name="P3"/>
          </table:table-cell>
          <table:table-cell table:style-name="Table1.D10" office:value-type="string">
            <text:p text:style-name="P3"/>
          </table:table-cell>
        </table:table-row>
      </table:table>
      <text:p text:style-name="P8"/>
      <text:p text:style-name="P9"/>
      <text:p text:style-name="P10"/>
      <text:p text:style-name="P9"/>
      <text:table-of-content text:style-name="Sect1" text:name="Table of Contents1">
        <text:table-of-content-source text:outline-level="9" text:use-index-marks="false" text:use-index-source-styles="true">
          <text:index-title-template text:style-name="">Index</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Stile1"/>
            <text:index-source-style text:style-name="Stile1"/>
            <text:index-source-style text:style-name="Stile1"/>
            <text:index-source-style text:style-name=""/>
          </text:index-source-styles>
          <text:index-source-styles text:outline-level="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s>
        </text:table-of-content-source>
        <text:index-body>
          <text:index-title text:style-name="Sect2" text:name="Table of Contents1_Head">
            <text:p text:style-name="Contents_20_Heading">Index</text:p>
          </text:index-title>
          <text:p text:style-name="P11"><text:a xlink:type="simple" xlink:href="#1.Version|outline">1. Version<text:tab/>3</text:a></text:p>
          <text:p text:style-name="P11"><text:a xlink:type="simple" xlink:href="#2.Document goal|outline">2. Document goal<text:tab/>3</text:a></text:p>
          <text:p text:style-name="P11"><text:a xlink:type="simple" xlink:href="#3.Software Requirements|outline">3. Software Requirements<text:tab/>4</text:a></text:p>
          <text:p text:style-name="P11"><text:a xlink:type="simple" xlink:href="#4.Methodologies|outline">4. Methodologies<text:tab/>4</text:a></text:p>
          <text:p text:style-name="P11"><text:a xlink:type="simple" xlink:href="#5.Testing scope and coverage|outline">5. Testing scope and coverage<text:tab/>5</text:a></text:p>
          <text:p text:style-name="P11"><text:a xlink:type="simple" xlink:href="#6.Environment set-up|outline">6. Environment set-up<text:tab/>8</text:a></text:p>
          <text:p text:style-name="P11"><text:a xlink:type="simple" xlink:href="#7.Guidelines for new test components development|outline">7. Guidelines for new test components development<text:tab/>10</text:a></text:p>
          <text:p text:style-name="P11"><text:a xlink:type="simple" xlink:href="#8.Dependencies|outline">8. Dependencies<text:tab/>10</text:a></text:p>
        </text:index-body>
      </text:table-of-content>
      <text:section text:style-name="Sect3" text:name="Section2">
        <text:p text:style-name="P12"/>
        <text:h text:style-name="P13" text:outline-level="1">Version</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text:span text:style-name="T3">Version</text:span><text:span text:style-name="T4">/Release <text:s/>n° :</text:span></text:p>
            </table:table-cell>
            <table:table-cell table:style-name="Table2.B1" office:value-type="string">
              <text:p text:style-name="P15">0.1</text:p>
            </table:table-cell>
            <table:table-cell table:style-name="Table2.C1" office:value-type="string">
              <text:p text:style-name="P14"><text:span text:style-name="T4">Data </text:span><text:span text:style-name="T3">Version</text:span><text:span text:style-name="T4">/Release :</text:span></text:p>
            </table:table-cell>
            <table:table-cell table:style-name="Table2.D1" office:value-type="string">
              <text:p text:style-name="P15">08/03/05</text:p>
            </table:table-cell>
          </table:table-row>
          <table:table-row table:style-name="Table2.1">
            <table:table-cell table:style-name="Table2.A2" office:value-type="string">
              <text:p text:style-name="P14"><text:span text:style-name="T3">Update</text:span><text:span text:style-name="T4"> </text:span><text:span text:style-name="T3">description</text:span><text:span text:style-name="T4">:</text:span></text:p>
            </table:table-cell>
            <table:table-cell table:style-name="Table2.B2" table:number-columns-spanned="3" office:value-type="string">
              <text:p text:style-name="P16">Alfa release – Paragraphs 2, 3 and 4 by D. Balestrin</text:p>
            </table:table-cell>
            <table:covered-table-cell/>
            <table:covered-table-cell/>
          </table:table-row>
        </table:table>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7"><text:span text:style-name="T5">Version</text:span><text:span text:style-name="T6">/Release <text:s/>n° :</text:span></text:p>
            </table:table-cell>
            <table:table-cell table:style-name="Table4.B1" office:value-type="string">
              <text:p text:style-name="P17">0.2</text:p>
            </table:table-cell>
            <table:table-cell table:style-name="Table4.C1" office:value-type="string">
              <text:p text:style-name="P17"><text:span text:style-name="T6">Data </text:span><text:span text:style-name="T5">Version</text:span><text:span text:style-name="T6">/Release :</text:span></text:p>
            </table:table-cell>
            <table:table-cell table:style-name="Table4.D1" office:value-type="string">
              <text:p text:style-name="P17">08/18/05</text:p>
            </table:table-cell>
          </table:table-row>
          <table:table-row table:style-name="Table4.1">
            <table:table-cell table:style-name="Table4.A2" office:value-type="string">
              <text:p text:style-name="P17"><text:span text:style-name="T5">Update</text:span><text:span text:style-name="T6"> </text:span><text:span text:style-name="T5">description</text:span><text:span text:style-name="T6">:</text:span></text:p>
            </table:table-cell>
            <table:table-cell table:style-name="Table4.B2" table:number-columns-spanned="3" office:value-type="string">
              <text:p text:style-name="P17">Alfa release – Review by G. Ruffatti</text:p>
            </table:table-cell>
            <table:covered-table-cell/>
            <table:covered-table-cell/>
          </table:table-row>
        </table:table>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17"><text:span text:style-name="T5">Version</text:span><text:span text:style-name="T6">/Release <text:s/>n° :</text:span></text:p>
            </table:table-cell>
            <table:table-cell table:style-name="Tabella1.B1" office:value-type="string">
              <text:p text:style-name="P17">0.3</text:p>
            </table:table-cell>
            <table:table-cell table:style-name="Tabella1.C1" office:value-type="string">
              <text:p text:style-name="P17"><text:span text:style-name="T6">Data </text:span><text:span text:style-name="T5">Version</text:span><text:span text:style-name="T6">/Release :</text:span></text:p>
            </table:table-cell>
            <table:table-cell table:style-name="Tabella1.D1" office:value-type="string">
              <text:p text:style-name="P17">10/18/05</text:p>
            </table:table-cell>
          </table:table-row>
          <table:table-row table:style-name="Tabella1.1">
            <table:table-cell table:style-name="Tabella1.A2" office:value-type="string">
              <text:p text:style-name="P17"><text:span text:style-name="T5">Update</text:span><text:span text:style-name="T6"> </text:span><text:span text:style-name="T5">description</text:span><text:span text:style-name="T6">:</text:span></text:p>
            </table:table-cell>
            <table:table-cell table:style-name="Tabella1.B2" table:number-columns-spanned="3" office:value-type="string">
              <text:p text:style-name="P17">Alfa release – <text:span text:style-name="T7">Paragraphs 5, 6, 7 and 8 by </text:span>D. Zerbetto</text:p>
            </table:table-cell>
            <table:covered-table-cell/>
            <table:covered-table-cell/>
          </table:table-row>
          <table:table-row table:style-name="Tabella1.3">
            <table:table-cell table:style-name="Tabella1.A1" office:value-type="string">
              <text:p text:style-name="P17"><text:span text:style-name="T5">Version</text:span><text:span text:style-name="T6">/Release <text:s/>n° :</text:span></text:p>
            </table:table-cell>
            <table:table-cell table:style-name="Tabella1.B3" office:value-type="string">
              <text:p text:style-name="P18">0.4</text:p>
            </table:table-cell>
            <table:table-cell table:style-name="Tabella1.C1" office:value-type="string">
              <text:p text:style-name="P19">Data <text:span text:style-name="T8">Version</text:span>/Release :</text:p>
            </table:table-cell>
            <table:table-cell table:style-name="Tabella1.D3" office:value-type="string">
              <text:p text:style-name="P18">12/13/05</text:p>
            </table:table-cell>
          </table:table-row>
          <table:table-row table:style-name="Tabella1.1">
            <table:table-cell table:style-name="Tabella1.A2" office:value-type="string">
              <text:p text:style-name="P17"><text:span text:style-name="T5">Update</text:span><text:span text:style-name="T6"> </text:span><text:span text:style-name="T5">description</text:span><text:span text:style-name="T6">:</text:span></text:p>
            </table:table-cell>
            <table:table-cell table:style-name="Tabella1.B2" table:number-columns-spanned="3" office:value-type="string">
              <text:p text:style-name="P17">Alfa release – Review by<text:span text:style-name="T7"> </text:span>D. Zerbetto</text:p>
            </table:table-cell>
            <table:covered-table-cell/>
            <table:covered-table-cell/>
          </table:table-row>
          <table:table-row table:style-name="Tabella1.3">
            <table:table-cell table:style-name="Tabella1.A1" office:value-type="string">
              <text:p text:style-name="P17"><text:span text:style-name="T5">Version</text:span><text:span text:style-name="T6">/Release <text:s/>n° :</text:span></text:p>
            </table:table-cell>
            <table:table-cell table:style-name="Tabella1.B3" office:value-type="string">
              <text:p text:style-name="P18">0.5</text:p>
            </table:table-cell>
            <table:table-cell table:style-name="Tabella1.C1" office:value-type="string">
              <text:p text:style-name="P19">Data <text:span text:style-name="T8">Version</text:span>/Release :</text:p>
            </table:table-cell>
            <table:table-cell table:style-name="Tabella1.D3" office:value-type="string">
              <text:p text:style-name="P20">01/30/06</text:p>
            </table:table-cell>
          </table:table-row>
          <table:table-row table:style-name="Tabella1.1">
            <table:table-cell table:style-name="Tabella1.A2" office:value-type="string">
              <text:p text:style-name="P17"><text:span text:style-name="T5">Update</text:span><text:span text:style-name="T6"> </text:span><text:span text:style-name="T5">description</text:span><text:span text:style-name="T6">:</text:span></text:p>
            </table:table-cell>
            <table:table-cell table:style-name="Tabella1.B2" table:number-columns-spanned="3" office:value-type="string">
              <text:p text:style-name="P17">Alfa release – Review by<text:span text:style-name="T7"> </text:span>D. Zerbetto</text:p>
            </table:table-cell>
            <table:covered-table-cell/>
            <table:covered-table-cell/>
          </table:table-row>
        </table:table>
        <text:h text:style-name="P21" text:outline-level="1">Document goal</text:h>
        <text:p text:style-name="P22">This document outlines the SpagoBI’s testing guidelines. An automatic unit test environment is provided with the aim of:</text:p>
        <text:list text:style-name="WW8Num6">
          <text:list-item>
            <text:p text:style-name="P23">granting the SpagoBI’s components correctness thanks to an effective testing environment;</text:p>
          </text:list-item>
          <text:list-item>
            <text:p text:style-name="P23">granting the regression testing execution;</text:p>
          </text:list-item>
          <text:list-item>
            <text:p text:style-name="P23">defining the testing guidelines to be followed by the SpagoBI developers during the development of the new components.</text:p>
          </text:list-item>
        </text:list>
        <text:p text:style-name="Text_20_body">The document is intended to technicians that want to configure an environment to run the pre-defined tests.</text:p>
        <text:p text:style-name="P24">For more information about SpagoBI, please refer to all the other documents available on: <text:a xlink:type="simple" xlink:href="http://spagobi.eng.it/">http://spagobi.eng.it</text:a>.</text:p>
        <text:h text:style-name="P25" text:outline-level="1">Software Requirements</text:h>
        <text:p text:style-name="P26">The testing environment requires the following software components:</text:p>
        <text:list text:style-name="WW8Num2">
          <text:list-item>
            <text:p text:style-name="P27">Java Development Kit Version 1.4.2_08;</text:p>
          </text:list-item>
          <text:list-item>
            <text:p text:style-name="P27">SpagoBI 1.7.0 and its external packages;</text:p>
          </text:list-item>
          <text:list-item>
            <text:p text:style-name="P28">Maven 1.0.2.</text:p>
          </text:list-item>
        </text:list>
        <text:p text:style-name="P29">Please see Chapter 8 of this document for the dependencies list of this project. These dependencies are required to compile and run the application</text:p>
        <text:p text:style-name="P30"/>
        <text:h text:style-name="P31" text:outline-level="1">Methodologies</text:h>
        <text:p text:style-name="Text_20_body">The SpagoBI testing environment uses different testing frameworks and components; they are JUnit, DBUnit and Mock Objects.</text:p>
        <text:p text:style-name="Text_20_body">JUnit is a commonly used framework that allows to write some tests for Java object methods and it controls the successful execution by means of the assertions on the expected results. You can find more information about JUnit's methodology and API on <text:a xlink:type="simple" xlink:href="http://www.junit.org/">http://www.junit.org</text:a>.</text:p>
        <text:p text:style-name="P32">DBUnit is a JUnit extension specifically developed for the unit test of methods which involve a database. The aim of the testing is to run it every time in the same condition so that the initial state of the DB is known, because the testing unit is the only one able to access the data during the test. This framework is used in order to provide some DB facilities, such as a flat xml file to reinitialize the database each time for every test (in SpagoBI testing environment the reinitializing file is <text:span text:style-name="T9">src/FullDataSet.xml</text:span> with DTD file <text:span text:style-name="T9">src/FullDataSet.dtd</text:span>); so, you are sure that the rows involved in a test are only the expected ones and that there are no other modification caused by the data or tests history. <text:span text:style-name="T10">You can find more information about DBUnit on </text:span><text:a xlink:type="simple" xlink:href="http://www.dbunit.org/"><text:span text:style-name="T11">http://www.dbunit.org</text:span></text:a><text:span text:style-name="T10">.</text:span></text:p>
        <text:p text:style-name="Text_20_body">Mock Objects is a methodology to test objects which depend by other complex ones. Mock Objects substitute the complex objects with simpler ones and assuming the complex objects runs successfully. You can find more information about Mock Objects on <text:a xlink:type="simple" xlink:href="http://www.mockobjects.com/">http://www.mockobjects.com</text:a>.</text:p>
        <text:h text:style-name="P33" text:outline-level="1">Testing scope and coverage</text:h>
        <text:p text:style-name="Text_20_body">The SpagoBI development doesn’t follow a full-test approach (like test-first-development); anyhow, the main SpagoBI’s components are submitted to an automatic unit testing.</text:p>
        <text:p text:style-name="Text_20_body">Developed tests are focused essentially on SpagoBI (the actual platform that hosts external engines and applications) and QBE Core (application for queries creation). On the following we will talk about tests on SpagoBI, while paragraph 5.1 is dedicated to tests on QBE Core.</text:p>
        <text:p text:style-name="Text_20_body">The goal of the developed tests is to examine the correctness of some core components and <text:span text:style-name="T10">logical features </text:span>of SpagoBI platform:</text:p>
        <text:list text:style-name="L2">
          <text:list-item>
            <text:p text:style-name="P34">integrity between data model and data stored on DB (load-insert-delete-update operations into DB); <text:s/></text:p>
          </text:list-item>
          <text:list-item>
            <text:p text:style-name="P34">integrity between data stored on DB and on CMS (Content Management System). Since SpagoBI has a double persistence, on DB for the execution configuration and setting of documents and on CMS for documents templates, it’s very important to verify the coherence between the two persistence systems. It means that: <text:span text:style-name="T12">a </text:span><text:span text:style-name="T13">successful</text:span><text:span text:style-name="T12"> operation in writing on DB (or on CMS) must be reflected on a </text:span><text:span text:style-name="T13">successful</text:span><text:span text:style-name="T12"> correspondent operation on CMS (DB), and an operation that raises an error while writing on DB (CMS) must have no consequences on the latter CMS (DB);</text:span></text:p>
          </text:list-item>
          <text:list-item>
            <text:p text:style-name="P35">coherence between user’s requests and application execution flow;</text:p>
          </text:list-item>
          <text:list-item>
            <text:p text:style-name="P35">coherence between security policy and documents visibility rules. SpagoBI sets <text:s/>administrators, developers, end-users and testers as different technical roles and associates them to the portal user group definition; then administrators manage documents permissions (visibility, execute, update and create rights) on the functionality folders. In this way one user may see and interact with only a part of the entire documents collection present on the system, according to his profile and roles and the documents state. The correctness of permissions management is obviously a very critical point for security;</text:p>
          </text:list-item>
          <text:list-item>
            <text:p text:style-name="P35">absence of ambiguity in the use modalities of the parameters. A role must have only one use modality for one parameter: if a parameter has two different use modalities for the same role, the platform must raise an exception;</text:p>
          </text:list-item>
          <text:list-item>
            <text:p text:style-name="P35">input parameters validation. The documents execution is conditioned by some parameters values: these values are set by the user and are submitted to a validation process.</text:p>
          </text:list-item>
        </text:list>
        <text:p text:style-name="Text_20_body">In order to satisfy the above scopes the following units were be tested:</text:p>
        <text:list text:style-name="L3">
          <text:list-item>
            <text:p text:style-name="P36">Hibernate DAOs (referring to points 1, 2, 4 and 5): <text:span text:style-name="T14">they</text:span><text:span text:style-name="T10"> are </text:span>classes for data access (according to pattern DAO - “Data Access Objects”) and they use Hibernate for DB interfacing. JDBC DAOs were not tested, as they will be soon deprecated;</text:p>
          </text:list-item>
          <text:list-item>
            <text:p text:style-name="P36">actions and modules (referring to point 3): the dispatching modalities for applications execution inherited from Spago framework (on which SpagoBI is based). In the Model-View-Controller pattern, SpagoBI inherits Controller component from Spago, while actions and modules take part in the Model component as they examine the user’s request and produce the desired response. Every module or action is tested only in itself for the execution flow it contains (calls to DAO classes, logic controls, response preparation); <text:span text:style-name="T12"><text:s/>a test on cooperation between different modules and actions is still lacking, it would not be a Unit Test, indeed;</text:span></text:p>
          </text:list-item>
          <text:list-item>
            <text:p text:style-name="P36">publishers (referring to point 3): the response presentation dispatching system based on Spago framework;</text:p>
          </text:list-item>
          <text:list-item>
            <text:p text:style-name="P36">generators of the functional documents trees (referring to point 4), the collection of documents (where folders are internal nodes), that are visible to the user. The generators are the components returning documents tree according to each user profile (administrator, developer, tester and end-user) and the roles associated to it;</text:p>
          </text:list-item>
          <text:list-item>
            <text:p text:style-name="P36">static and <text:span text:style-name="T10">dynamic </text:span>validators (referring to point 6): utility methods for the input parameters values control for correctness. SpagoBI offers both predefined (static) and configurable (dynamic) checks;</text:p>
          </text:list-item>
        </text:list>
        <text:list text:style-name="L4">
          <text:list-item>
            <text:p text:style-name="P37">some other utilities classes necessary for the right execution of the application.</text:p>
          </text:list-item>
        </text:list>
        <text:p text:style-name="Text_20_body">Modules and trees or lists generators are not tested in isolation: it means that actual Hibernate <text:span text:style-name="T10">DAO classes are</text:span> called and not substituted by mock objects. The reason is that: since tests <text:span text:style-name="T10">on those components need a minimal set of data (which is provided by the used database), the more simple and immediate way to get right evaluation on methods under test is using the database itself and the already written DAO methods (already tested, obviously).</text:span></text:p>
        <text:p text:style-name="P38">The following open source products were used for running tests:</text:p>
        <text:list text:style-name="WW8Num2">
          <text:list-item text:start-value="1">
            <text:p text:style-name="P39">databases: HSQL in-memory engine (version 1.7.3) and PostgreSQL (Driver 8.0-312). The default database is HSQLDB; with few modifications on the configuration files, it’s also possible to run tests on PostgreSQL (if available), but tests on this database take much more time than using HSQLDB;</text:p>
          </text:list-item>
          <text:list-item>
            <text:p text:style-name="P39">CMS content repository: JackRabbit;</text:p>
          </text:list-item>
          <text:list-item>
            <text:p text:style-name="P39">B<text:span text:style-name="T15">usiness Intelligence specific engines: Jasper Report Engine for static reporting and JPivot-Mondrian Olap Engine for OLAP analisys.</text:span></text:p>
          </text:list-item>
        </text:list>
        <text:p text:style-name="P40">The following diagram shows SpagoBI’s components included and not included in this testing suite.</text:p>
        <text:p text:style-name="P40"/>
        <text:p text:style-name="P40"/>
        <text:p text:style-name="P40"/>
        <text:p text:style-name="P40"/>
        <text:p text:style-name="P40"/>
        <text:p text:style-name="P40"><draw:g text:anchor-type="paragraph" draw:z-index="108" draw:style-name="gr1"><draw:rect draw:style-name="gr2" draw:text-style-name="P42" svg:width="2.8cm" svg:height="6.802cm" svg:x="12.271cm" svg:y="0.797cm"><text:p text:style-name="P41"><text:span text:style-name="T16">VIEW</text:span></text:p></draw:rect><draw:rect draw:style-name="gr2" draw:text-style-name="P42" svg:width="2.8cm" svg:height="9.752cm" svg:x="1.871cm" svg:y="-2.152cm"><text:p text:style-name="P41"><text:span text:style-name="T16">CONTROLLER</text:span></text:p></draw:rect><draw:rect draw:style-name="gr3" draw:text-style-name="P42" svg:width="6.002cm" svg:height="9.752cm" svg:x="5.471cm" svg:y="-2.152cm"><text:p text:style-name="P41"><text:span text:style-name="T16">MODEL</text:span></text:p></draw:rect><draw:rect draw:style-name="gr4" draw:text-style-name="P42" svg:width="4.5cm" svg:height="1.867cm" svg:x="6.872cm" svg:y="-1.803cm"><text:p/></draw:rect><draw:g draw:style-name="gr5"><draw:glue-point draw:id="4" svg:x="5cm" svg:y="3.144cm"/><draw:glue-point draw:id="5" svg:x="5cm" svg:y="0cm"/><draw:glue-point draw:id="6" svg:x="0cm" svg:y="5cm"/><draw:glue-point draw:id="7" svg:x="5cm" svg:y="10cm"/><draw:glue-point draw:id="8" svg:x="10cm" svg:y="5cm"/><draw:path draw:style-name="gr6" draw:text-style-name="P43" svg:width="1.004cm" svg:height="0.777cm" svg:x="13.07cm" svg:y="-0.704cm" svg:viewBox="0 0 1005 778" svg:d="m0 123c0-61 250-123 503-123s501 62 501 123c0 0 0 0 0 531 0 60-251 122-501 122s-503-62-503-122c0 0 0 0 0-531z"><text:p/></draw:path><draw:path draw:style-name="gr7" draw:text-style-name="P43" svg:width="1.004cm" svg:height="0.122cm" svg:x="13.07cm" svg:y="-0.58cm" svg:viewBox="0 0 1005 123" svg:d="m0 0c0 60 250 122 503 122s501-62 501-122c0 0 0 0-1004 0z"><text:p/></draw:path><draw:path draw:style-name="gr8" draw:text-style-name="P43" svg:width="1.004cm" svg:height="0.122cm" svg:x="13.07cm" svg:y="-0.58cm" svg:viewBox="0 0 1005 123" svg:d="m0 0c0 60 250 122 503 122s501-62 501-122"><text:p/></draw:path><draw:frame draw:style-name="gr9" draw:text-style-name="P43" svg:width="1.004cm" svg:height="0.599cm" svg:x="13.07cm" svg:y="-0.459cm"><draw:text-box><text:p text:style-name="P41"><text:span text:style-name="T17">DB</text:span></text:p></draw:text-box></draw:frame></draw:g><draw:frame draw:style-name="gr10" draw:text-style-name="P45" svg:width="3.354cm" svg:height="0.703cm" svg:x="8.022cm" svg:y="-1.769cm"><draw:text-box><text:p text:style-name="P44"><text:span text:style-name="T18">Data Access</text:span></text:p></draw:text-box></draw:frame><draw:line draw:style-name="gr11" draw:text-style-name="P42" svg:x1="12.982cm" svg:y1="-0.305cm" svg:x2="11.442cm" svg:y2="-0.305cm"><text:p/></draw:line><draw:rect draw:style-name="gr12" draw:text-style-name="P43" svg:width="2.012cm" svg:height="1.075cm" svg:x="9.172cm" svg:y="-1.141cm"><text:p text:style-name="P41"><text:span text:style-name="T19">DAO</text:span></text:p><text:p text:style-name="P41"><text:span text:style-name="T19">(Hibernate)</text:span></text:p></draw:rect><draw:rect draw:style-name="gr13" draw:text-style-name="P43" svg:width="1.9cm" svg:height="1.401cm" svg:x="12.772cm" svg:y="2.198cm"><text:p text:style-name="P41"><text:span text:style-name="T19">Presentation</text:span></text:p><text:p text:style-name="P41"><text:span text:style-name="T19">(jsp pages </text:span></text:p><text:p text:style-name="P41"><text:span text:style-name="T19">and others)</text:span></text:p></draw:rect><draw:rect draw:style-name="gr14" draw:text-style-name="P43" svg:width="1.512cm" svg:height="6.037cm" svg:x="2.504cm" svg:y="-0.395cm"><text:p/></draw:rect><draw:rect draw:style-name="gr13" draw:text-style-name="P43" svg:width="1.9cm" svg:height="1.401cm" svg:x="12.772cm" svg:y="4.798cm"><text:p text:style-name="P41"><text:span text:style-name="T19">Jsp tags</text:span></text:p></draw:rect><draw:line draw:style-name="gr15" draw:text-style-name="P46" svg:x1="5.071cm" svg:y1="-2.002cm" svg:x2="5.071cm" svg:y2="7.498cm"><text:p/></draw:line><draw:line draw:style-name="gr15" draw:text-style-name="P46" svg:x1="11.869cm" svg:y1="-2.002cm" svg:x2="11.869cm" svg:y2="7.498cm"><text:p/></draw:line><draw:rect draw:style-name="gr12" draw:text-style-name="P43" svg:width="2.479cm" svg:height="1.073cm" svg:x="5.704cm" svg:y="0.36cm"><text:p text:style-name="P41"><text:span text:style-name="T19">Business</text:span></text:p><text:p text:style-name="P41"><text:span text:style-name="T19">Objects</text:span></text:p></draw:rect><draw:rect draw:style-name="gr12" draw:text-style-name="P43" svg:width="2.479cm" svg:height="1.075cm" svg:x="5.704cm" svg:y="1.559cm"><text:p text:style-name="P41"><text:span text:style-name="T19">Spago actions</text:span></text:p><text:p text:style-name="P41"><text:span text:style-name="T19">and modules</text:span></text:p></draw:rect><draw:rect draw:style-name="gr12" draw:text-style-name="P43" svg:width="2.479cm" svg:height="1.075cm" svg:x="5.704cm" svg:y="2.759cm"><text:p text:style-name="P41"><text:span text:style-name="T19">List services</text:span></text:p></draw:rect><draw:rect draw:style-name="gr13" draw:text-style-name="P43" svg:width="2.479cm" svg:height="1.073cm" svg:x="5.704cm" svg:y="3.96cm"><text:p text:style-name="P41"><text:span text:style-name="T19">Role </text:span></text:p><text:p text:style-name="P41"><text:span text:style-name="T19">synchronizer</text:span></text:p></draw:rect><draw:rect draw:style-name="gr16" draw:text-style-name="P46" svg:width="5.501cm" svg:height="2.001cm" svg:x="5.771cm" svg:y="5.397cm"><text:p/></draw:rect><draw:rect draw:style-name="gr12" draw:text-style-name="P43" svg:width="2.479cm" svg:height="1.075cm" svg:x="6.004cm" svg:y="6.059cm"><text:p text:style-name="P41"><text:span text:style-name="T19">Validators</text:span></text:p></draw:rect><draw:rect draw:style-name="gr13" draw:text-style-name="P43" svg:width="2.012cm" svg:height="1.075cm" svg:x="7.073cm" svg:y="-1.141cm"><text:p text:style-name="P41"><text:span text:style-name="T19">DAO</text:span></text:p><text:p text:style-name="P41"><text:span text:style-name="T19">(JDBC)</text:span></text:p></draw:rect><draw:line draw:style-name="gr11" draw:text-style-name="P42" svg:x1="12.982cm" svg:y1="-1.406cm" svg:x2="11.442cm" svg:y2="-1.406cm"><text:p/></draw:line><draw:g draw:style-name="gr5"><draw:glue-point draw:id="4" svg:x="4.996cm" svg:y="0cm"/><draw:glue-point draw:id="5" svg:x="0cm" svg:y="4.995cm"/><draw:glue-point draw:id="6" svg:x="4.996cm" svg:y="9.2cm"/><draw:glue-point draw:id="7" svg:x="10cm" svg:y="4.995cm"/><draw:path draw:style-name="gr6" draw:text-style-name="P43" svg:width="1.502cm" svg:height="0.997cm" svg:x="13.072cm" svg:y="-1.903cm" svg:viewBox="0 0 1503 998" svg:d="m0 166c0 0 0 0 104 0 0 0 0 0 0-83 0 0 0 0 104 0 0 0 0 0 0-83 0 0 0 0 1293 0 0 0 0 0 0 667 0 0 0 0-106 0 0 0 0 0 0 83 0 0 0 0-104 0 0 0 0 0 0 84-485-5-495 131-956 163-166-20-226-34-335-57 0 0 0 0 0-774z"><text:p/></draw:path><draw:polyline draw:style-name="gr8" draw:text-style-name="P43" svg:width="1.188cm" svg:height="0.585cm" svg:x="13.176cm" svg:y="-1.736cm" svg:viewBox="0 0 1189 586" draw:points="0,0 1187,0 1187,584"><text:p/></draw:polyline><draw:polyline draw:style-name="gr8" draw:text-style-name="P43" svg:width="1.188cm" svg:height="0.585cm" svg:x="13.28cm" svg:y="-1.819cm" svg:viewBox="0 0 1189 586" draw:points="0,0 1187,0 1187,584"><text:p/></draw:polyline><draw:frame draw:style-name="gr9" draw:text-style-name="P43" svg:width="1.292cm" svg:height="0.669cm" svg:x="13.072cm" svg:y="-1.736cm"><draw:text-box><text:p text:style-name="P41"><text:span text:style-name="T17">CMS</text:span></text:p></draw:text-box></draw:frame></draw:g><draw:rect draw:style-name="gr12" draw:text-style-name="P43" svg:width="2.479cm" svg:height="1.073cm" svg:x="8.304cm" svg:y="0.36cm"><text:p text:style-name="P41"><text:span text:style-name="T19">Spago publishers</text:span></text:p></draw:rect><draw:rect draw:style-name="gr12" draw:text-style-name="P43" svg:width="2.479cm" svg:height="1.075cm" svg:x="8.304cm" svg:y="1.559cm"><text:p text:style-name="P41"><text:span text:style-name="T19">Objects trees </text:span></text:p><text:p text:style-name="P41"><text:span text:style-name="T19">generators</text:span></text:p></draw:rect><draw:rect draw:style-name="gr13" draw:text-style-name="P43" svg:width="2.479cm" svg:height="1.075cm" svg:x="8.304cm" svg:y="2.759cm"><text:p text:style-name="P41"><text:span text:style-name="T19">Objects lists </text:span></text:p><text:p text:style-name="P41"><text:span text:style-name="T19">generators</text:span></text:p></draw:rect><draw:rect draw:style-name="gr13" draw:text-style-name="P43" svg:width="2.479cm" svg:height="1.075cm" svg:x="8.604cm" svg:y="6.059cm"><text:p text:style-name="P41"><text:span text:style-name="T19">General utilities</text:span></text:p></draw:rect><draw:frame draw:style-name="gr10" draw:text-style-name="P45" svg:width="3.356cm" svg:height="0.703cm" svg:x="7.821cm" svg:y="5.433cm"><draw:text-box><text:p text:style-name="P44"><text:span text:style-name="T18">Utilities</text:span></text:p></draw:text-box></draw:frame><draw:rect draw:style-name="gr12" draw:text-style-name="P43" svg:width="3.479cm" svg:height="1.075cm" svg:x="6.492cm" svg:y="9.324cm"><text:p text:style-name="P41"><text:span text:style-name="T19">Component included in</text:span></text:p><text:p text:style-name="P41"><text:span text:style-name="T19"><text:s/></text:span><text:span text:style-name="T19">test suite</text:span></text:p></draw:rect><draw:rect draw:style-name="gr13" draw:text-style-name="P43" svg:width="3.479cm" svg:height="1.075cm" svg:x="10.392cm" svg:y="9.324cm"><text:p text:style-name="P41"><text:span text:style-name="T19">Component not included</text:span></text:p><text:p text:style-name="P41"><text:span text:style-name="T19"><text:s/></text:span><text:span text:style-name="T19">in test suite</text:span></text:p></draw:rect><draw:rect draw:style-name="gr17" draw:text-style-name="P43" svg:width="3.477cm" svg:height="1.075cm" svg:x="2.494cm" svg:y="9.324cm"><text:p text:style-name="P41"><text:span text:style-name="T19">Component not pertinent</text:span></text:p><text:p text:style-name="P41"><text:span text:style-name="T19">to test environment</text:span></text:p></draw:rect><draw:frame draw:style-name="gr18" draw:text-style-name="P47" svg:width="3.2cm" svg:height="1.251cm" svg:x="6.771cm" svg:y="8.098cm"><draw:text-box><text:p text:style-name="P44"><text:s text:c="5"/>Legend:</text:p></draw:text-box></draw:frame><draw:frame draw:style-name="gr19" draw:text-style-name="P47" svg:width="1.502cm" svg:height="5.501cm" svg:x="2.169cm" svg:y="-0.201cm"><draw:text-box><text:p text:style-name="P46"><text:span text:style-name="T20">Spago framework controller</text:span></text:p></draw:text-box></draw:frame></draw:g></text:p>
        <text:p text:style-name="P40"/>
        <text:p text:style-name="P40"/>
        <text:p text:style-name="P40"/>
        <text:p text:style-name="P40"/>
        <text:p text:style-name="P40"/>
        <text:p text:style-name="P40"/>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Table_20_Heading">Tested Component</text:p>
              </table:table-cell>
              <table:table-cell table:style-name="Tabella2.A1" office:value-type="string">
                <text:p text:style-name="Table_20_Heading">Test scope (critical points)</text:p>
              </table:table-cell>
              <table:table-cell table:style-name="Tabella2.C1" office:value-type="string">
                <text:p text:style-name="Table_20_Heading">Test coverage</text:p>
              </table:table-cell>
            </table:table-row>
          </table:table-header-rows>
          <table:table-row>
            <table:table-cell table:style-name="Tabella2.A2" office:value-type="string">
              <text:p text:style-name="P48">DAO (Hibernate) - Business Objects</text:p>
            </table:table-cell>
            <table:table-cell table:style-name="Tabella2.A2" office:value-type="string">
              <text:p text:style-name="P49">integrity between data-model and persistence systems (DB and CMS); coherence between security policy and documents permissions; absence of ambiguities for documents execution;</text:p>
            </table:table-cell>
            <table:table-cell table:style-name="Tabella2.A2" office:value-type="string">
              <text:p text:style-name="Table_20_Contents">load-insert-modify-erase operations into DB and CMS; logic controller for documents permissions with reference to the roles associated to the user;</text:p>
            </table:table-cell>
          </table:table-row>
          <table:table-row>
            <table:table-cell table:style-name="Tabella2.A3" office:value-type="string">
              <text:p text:style-name="P48">Spago publishers</text:p>
            </table:table-cell>
            <table:table-cell table:style-name="Tabella2.A3" office:value-type="string">
              <text:p text:style-name="Table_20_Contents">coherence between execution flow and application output;</text:p>
            </table:table-cell>
            <table:table-cell table:style-name="Tabella2.A3" office:value-type="string">
              <text:p text:style-name="Table_20_Contents">methods for publishers name determination with regard to the application execution flow;</text:p>
            </table:table-cell>
          </table:table-row>
          <table:table-row table:style-name="Tabella2.4">
            <table:table-cell table:style-name="Tabella2.A2" office:value-type="string">
              <text:p text:style-name="P48">Spago actions and modules</text:p>
            </table:table-cell>
            <table:table-cell table:style-name="Tabella2.A2" office:value-type="string">
              <text:p text:style-name="Table_20_Contents"><text:span text:style-name="T21">dynamic validation; </text:span>coherence bet-ween user’s request and application execution flow;</text:p>
            </table:table-cell>
            <table:table-cell table:style-name="Tabella2.A2" office:value-type="string">
              <text:p text:style-name="Table_20_Contents">dynamic validators; logic controller of execution flow inside each module or action;</text:p>
            </table:table-cell>
          </table:table-row>
          <table:table-row>
            <table:table-cell table:style-name="Tabella2.A3" office:value-type="string">
              <text:p text:style-name="P48">Functional documents trees generators</text:p>
            </table:table-cell>
            <table:table-cell table:style-name="Tabella2.A3" office:value-type="string">
              <text:p text:style-name="P49">coherence between security policy and documents permissions;</text:p>
            </table:table-cell>
            <table:table-cell table:style-name="Tabella2.A3" office:value-type="string">
              <text:p text:style-name="Table_20_Contents">logic controller for documents permissions with reference to the roles associated to the user and his profile;</text:p>
            </table:table-cell>
          </table:table-row>
          <table:table-row>
            <table:table-cell table:style-name="Tabella2.A6" office:value-type="string">
              <text:p text:style-name="P48">List services</text:p>
            </table:table-cell>
            <table:table-cell table:style-name="Tabella2.A6" office:value-type="string">
              <text:p text:style-name="Table_20_Contents">coherence between DB and list services;</text:p>
            </table:table-cell>
            <table:table-cell table:style-name="Tabella2.A6" office:value-type="string">
              <text:p text:style-name="Table_20_Contents">lists generators;</text:p>
            </table:table-cell>
          </table:table-row>
          <table:table-row>
            <table:table-cell table:style-name="Tabella2.A7" office:value-type="string">
              <text:p text:style-name="P48">Validators</text:p>
            </table:table-cell>
            <table:table-cell table:style-name="Tabella2.A7" office:value-type="string">
              <text:p text:style-name="Table_20_Contents">correctness of input parameters validation;</text:p>
            </table:table-cell>
            <table:table-cell table:style-name="Tabella2.A7" office:value-type="string">
              <text:p text:style-name="Table_20_Contents">execution of validation operations.</text:p>
            </table:table-cell>
          </table:table-row>
        </table:table>
        <text:p text:style-name="Text_20_body"/>
        <text:h text:style-name="P50" text:outline-level="2">Tests on QBE Core</text:h>
        <text:p text:style-name="Text_20_body">Since QBE Core is a complex external package making part of SpagoBI platform, unit tests for this component were developed too.</text:p>
        <text:p text:style-name="Text_20_body">The main scopes of these unit tests are:</text:p>
        <text:list text:style-name="L5">
          <text:list-item>
            <text:p text:style-name="P51">examine the coherence between user’s requests and application execution flow;</text:p>
          </text:list-item>
          <text:list-item>
            <text:p text:style-name="P51">verify the correctness of the query creation and modification, that means insertion, modification, deletion of clauses (that can be “select”, “where”, “order by” or “group by” clauses).</text:p>
          </text:list-item>
        </text:list>
        <text:p text:style-name="Text_20_body">In order to satisfy the above scopes the following units were be tested:</text:p>
        <text:list text:style-name="L6">
          <text:list-item>
            <text:p text:style-name="P52">actions (referring to point 1): the dispatching modalities for applications execution inherited from Spago framework (as seen before);</text:p>
          </text:list-item>
          <text:list-item>
            <text:p text:style-name="P52">wizards (referring to point 2): they are classes that actually create, modify and delete all clauses for the production of the final query.</text:p>
            <text:p text:style-name="P53"/>
            <text:p text:style-name="P53">The parts of QBE Core not included in the test environment are:</text:p>
          </text:list-item>
        </text:list>
        <text:list text:style-name="L7">
          <text:list-item>
            <text:p text:style-name="P54">presentation (generation of JavaScripts);</text:p>
          </text:list-item>
          <text:list-item>
            <text:p text:style-name="P54">general utilities.</text:p>
            <text:p text:style-name="P54"/>
          </text:list-item>
        </text:list>
        <text:h text:style-name="P55" text:outline-level="1">Environment set-up</text:h>
        <text:p text:style-name="P56"><text:span text:style-name="T22">Prerequirements: it is assumed that, before starting the test procedure described here below, you have compiled </text:span><text:span text:style-name="T23">SpagoBI 1.7.0</text:span><text:span text:style-name="T22"> and external packages with </text:span><text:span text:style-name="T23">Maven 1.0.2</text:span><text:span text:style-name="T22">.</text:span></text:p>
        <text:p text:style-name="P57">After download of <text:span text:style-name="T9">SpagoBITest-src-1.3.zip</text:span> from SpagoBI Project download site, unzip it in the same folder where you put the source code of <text:span text:style-name="T24">SpagoBI 1.7.0 </text:span>and other packages; in this way you will have <text:span text:style-name="T24">SpagoBIProject</text:span>, <text:span text:style-name="T24">SpagoBIUnitTests</text:span>, <text:span text:style-name="T25">QbeCore</text:span> and all other external packages folders in the same folder. In the following we will refer to this folder as “base directory”.</text:p>
        <text:p text:style-name="P58">Before starting the test, you have to prepare your environment. In the first step you have to configure the test properties files to see the HSQLDB testing database, that is the default.</text:p>
        <text:p text:style-name="P58">The files involved in this operation are: </text:p>
        <text:list text:style-name="WW8Num2">
          <text:list-item text:start-value="1">
            <text:p text:style-name="P59"><text:span text:style-name="T26">SpagoBIUnitTests/</text:span>src/conf/data_access.xml</text:p>
          </text:list-item>
        </text:list>
        <text:list text:style-name="WW8Num2">
          <text:list-item text:start-value="1">
            <text:p text:style-name="P59"><text:span text:style-name="T26">SpagoBIUnitTests/</text:span>src/hibernate.cfg.hsql.xml </text:p>
          </text:list-item>
        </text:list>
        <text:p text:style-name="P58">You need to udpate the uri with the absolute path where the folder HSQLDB was unzipped (you have only to type the base directory in both files where requested).</text:p>
        <text:p text:style-name="P60"><draw:frame draw:style-name="fr1" draw:name="Cornice1" text:anchor-type="paragraph" svg:width="15.891cm" draw:z-index="109"><draw:text-box fo:min-height="6.68cm"><text:p text:style-name="P61"><text:span text:style-name="T22">Note:</text:span> If you want to run tests on your own database, you need the following files for setting up your database connection: </text:p><text:list text:style-name="WW8Num2"><text:list-item text:start-value="1"><text:p text:style-name="P62"><text:bookmark-start text:name="DDE_LINK2"/>SpagoBIUnitTests/<text:bookmark-end text:name="DDE_LINK2"/>src/conf/data_access.xml </text:p></text:list-item><text:list-item><text:p text:style-name="P62">SpagoBIUnitTests/src/hibernate.cfg.xml </text:p></text:list-item></text:list><text:p text:style-name="P63">You must set here your database driver class and version, SQL dialect, user, password, uri and <text:s/>mapping classes. Please consider that the default version uses HSQLDB and the file <text:span text:style-name="T27">SpagoBIUnitTests/</text:span><text:span text:style-name="T28">src/conf/spagobi/spagobi.xml</text:span> refers to <text:span text:style-name="T27">SpagoBIUnitTests /</text:span><text:span text:style-name="T28">src/hibernate.cfg.hsql.xml</text:span><text:span text:style-name="T29">,</text:span> that is the Hibernate configuration file for HSQLDB: for this reason, after having modified <text:span text:style-name="T27">SpagoBIUnitTests/</text:span><text:span text:style-name="T28">src/hibernate.cfg.xml</text:span> for your database requirements, remember to change the reference in <text:span text:style-name="T27">SpagoBIUnitTests /</text:span><text:span text:style-name="T28">src/conf/spagobi/spagobi.xml</text:span>.</text:p><text:p text:style-name="P61">In <text:span text:style-name="T27">SpagoBIUnitTests/</text:span><text:span text:style-name="T28">src</text:span> folder you find Hibernate configuration files for Oracle, PostgreSQL and MySQL as sample, and in <text:span text:style-name="T27">SpagoBIUnitTests/</text:span><text:span text:style-name="T28">SQL_scripts</text:span> folder the scripts for tables creation in those databases.</text:p></draw:text-box></draw:frame></text:p>
        <text:p text:style-name="Text_20_body">You need also to configure the CMS: in <text:span text:style-name="T30">SpagoBIUnitTests /</text:span><text:span text:style-name="T9">src/jackrabbit.properties</text:span> you have to configure the folder in which the CMS will be installed and also the absolute path of the zip file for the CMS re-initialization. Proceed as follows:</text:p>
        <text:list text:style-name="WW8Num6">
          <text:list-item text:start-value="1">
            <text:p text:style-name="P64"><text:span text:style-name="T31">type the absolute path of the base directory in </text:span><text:span text:style-name="T32">repository_path</text:span><text:span text:style-name="T31"> and <text:s/></text:span><text:span text:style-name="T32">zip_repository_file_for_recovery</text:span><text:span text:style-name="T31">, where requested.</text:span></text:p>
          </text:list-item>
        </text:list>
        <text:p text:style-name="P65"><text:span text:style-name="T33">Finally digit </text:span><text:span text:style-name="T34">maven test-launch </text:span><text:span text:style-name="T33">from the command line at the </text:span><text:span text:style-name="T35">base directory</text:span><text:span text:style-name="T33">.</text:span></text:p>
        <text:p text:style-name="P66">Maven will resolve all the dependencies, compile test classes, run tests and produce the junit reports for both SpagoBI and QbeCore tests. After Maven script execution, you can see an overview-summary of test-results in files <text:span text:style-name="T24">SpagoBIUnitTests/</text:span><text:span text:style-name="T9">target/docs/junit-report.html</text:span> (for tests on SpagoBI) and in <text:s/><text:span text:style-name="T9">QbeCore/target/docs/junit-report.html </text:span>(for tests on QbeCore).</text:p>
        <text:p text:style-name="P66">You must pay attention to the fact that, if a test involving CMS is abruptly interrupted, CMS environment should be restored to avoid further test failures. So, before re-starting the tests, you have to delete the content of the folder <text:span text:style-name="T24">SpagoBIUnitTests /</text:span><text:span text:style-name="T9">jackrabbitRepositoriesForTest/spagobi_demo</text:span> and then re-starting <text:span text:style-name="T9">maven test-launch </text:span><text:s/>command.</text:p>
        <text:p text:style-name="P67"/>
        <text:h text:style-name="P68" text:outline-level="1">Guidelines for new test components development</text:h>
        <text:p text:style-name="P69">Each test method needs different contexts for execution. In the following we provide you with <text:s/>some useful practices:</text:p>
        <text:list text:style-name="WW8Num4">
          <text:list-item>
            <text:p text:style-name="P70">run the initializer classes from <text:span text:style-name="T9">setUp()</text:span> method through the command <text:span text:style-name="T9">InitializerManager.init().</text:span> So, the framework read the configuration file <text:span text:style-name="T9">src/conf/master.xml</text:span> and load coherently the <text:span text:style-name="T9">ConfigSingleton</text:span> object; moreover some general utilities are available (tracing system first);</text:p>
          </text:list-item>
          <text:list-item>
            <text:p text:style-name="P70">for <text:span text:style-name="T36">tests using database, new Junit Test Cases should extend the following class: </text:span><text:span text:style-name="T37">it.eng.spagobi.test.dbunit.utility.DBConnectionTestCase </text:span><text:span text:style-name="T36">which provides the connection parameters (retrivied from the configuration file </text:span><text:span text:style-name="T37">src/conf/data_access.xml</text:span><text:span text:style-name="T36">) and the reinitializer xml data set;</text:span></text:p>
          </text:list-item>
          <text:list-item>
            <text:p text:style-name="P71">use assertion methods supplied by JUnit to compare expected results and actual results.</text:p>
          </text:list-item>
        </text:list>
        <text:p text:style-name="P72"/>
        <text:p text:style-name="P72"/>
        <text:h text:style-name="P68" text:outline-level="1">Dependencies</text:h>
        <text:p text:style-name="P73">The following is a list of dependencies for this project. Maven will try to resolve them automatically.</text:p>
        <text:p text:style-name="P74">Dependencies required to compile the application:</text:p>
        <text:list text:style-name="WW8Num4">
          <text:list-item text:start-value="1">
            <text:p text:style-name="P75">junit-3.8.1.jar</text:p>
          </text:list-item>
          <text:list-item>
            <text:p text:style-name="P75">dbunit-2.1.jar</text:p>
          </text:list-item>
          <text:list-item>
            <text:p text:style-name="P75">spago-core-2.0.0.jar</text:p>
          </text:list-item>
          <text:list-item>
            <text:p text:style-name="P75">spago-web-2.0.0.jar</text:p>
          </text:list-item>
          <text:list-item>
            <text:p text:style-name="P75">hibernate-3.0.5.jar</text:p>
          </text:list-item>
          <text:list-item>
            <text:p text:style-name="P75">spagocms.renamejcr.jar</text:p>
          </text:list-item>
          <text:list-item>
            <text:p text:style-name="P75">sbi.securityprovider.api-1.7.jar</text:p>
          </text:list-item>
          <text:list-item>
            <text:p text:style-name="P75">portlet-api-1.0.jar</text:p>
          </text:list-item>
          <text:list-item>
            <text:p text:style-name="P75">spagobi-1.7.jar</text:p>
          </text:list-item>
          <text:list-item>
            <text:p text:style-name="P75">servlet-api-2.4.jar</text:p>
          </text:list-item>
          <text:list-item>
            <text:p text:style-name="P75">spagoportlet.jar</text:p>
          </text:list-item>
        </text:list>
        <text:p text:style-name="P74">Dependencies required to run the application:</text:p>
        <text:list text:style-name="WW8Num4">
          <text:list-item text:start-value="1">
            <text:p text:style-name="P75">hsqldb-1.8.0.1.jar</text:p>
          </text:list-item>
          <text:list-item>
            <text:p text:style-name="P75">eng.jackrabbit-0.16.4.1-dev.jar</text:p>
          </text:list-item>
          <text:list-item>
            <text:p text:style-name="P75">eng.jcr.1.0.jar</text:p>
          </text:list-item>
          <text:list-item>
            <text:p text:style-name="P75">sbi.cmsfactory.jackrabbit-1.7.jar</text:p>
          </text:list-item>
          <text:list-item>
            <text:p text:style-name="P75">asm-attrs-1.5.3.jar</text:p>
          </text:list-item>
          <text:list-item>
            <text:p text:style-name="P75">asm-1.5.3.jar</text:p>
          </text:list-item>
          <text:list-item>
            <text:p text:style-name="P75">cglib-2.1_2.jar</text:p>
          </text:list-item>
          <text:list-item>
            <text:p text:style-name="P75">sbi.drivers.api-1.7.jar</text:p>
          </text:list-item>
          <text:list-item>
            <text:p text:style-name="P75">sbi.drivers.jpivot-1.7.jar</text:p>
          </text:list-item>
          <text:list-item>
            <text:p text:style-name="P75">sbi.drivers.jasperreport-1.7.jar</text:p>
          </text:list-item>
          <text:list-item>
            <text:p text:style-name="P75">sbi.security.exo-1.7.jar</text:p>
          </text:list-item>
          <text:list-item>
            <text:p text:style-name="P75">qbe.core-1.7.jar</text:p>
          </text:list-item>
          <text:list-item>
            <text:p text:style-name="P75">geronimo-spec-jta-1.0-M1.jar</text:p>
          </text:list-item>
          <text:list-item>
            <text:p text:style-name="P75">sbi.cmsfactory.api-1.7.jar</text:p>
          </text:list-item>
          <text:list-item>
            <text:p text:style-name="P75">antlr-2.7.5H3.jar</text:p>
          </text:list-item>
          <text:list-item>
            <text:p text:style-name="P75">commons-collections-3.1.jar</text:p>
          </text:list-item>
          <text:list-item>
            <text:p text:style-name="P75">commons-dbcp-1.2.1.jar</text:p>
          </text:list-item>
          <text:list-item>
            <text:p text:style-name="P75">commons-logging-api.jar</text:p>
          </text:list-item>
          <text:list-item>
            <text:p text:style-name="P75">commons-logging.jar</text:p>
          </text:list-item>
          <text:list-item>
            <text:p text:style-name="P75">commons-pool-1.2.jar</text:p>
          </text:list-item>
          <text:list-item>
            <text:p text:style-name="P75">concurrent-1.3.4.jar</text:p>
          </text:list-item>
          <text:list-item>
            <text:p text:style-name="P75">dom4j-1.6.jar</text:p>
          </text:list-item>
          <text:list-item>
            <text:p text:style-name="P75">ehcache-1.1.jar</text:p>
          </text:list-item>
          <text:list-item>
            <text:p text:style-name="P75">log4j-1.2.8.jar</text:p>
          </text:list-item>
          <text:list-item>
            <text:p text:style-name="P75">lucene-1.4.3.jar</text:p>
          </text:list-item>
          <text:list-item>
            <text:p text:style-name="P75">xercesImpl-2.6.2.jar</text:p>
          </text:list-item>
          <text:list-item>
            <text:p text:style-name="P75">xml-apis-2.0.2.jar</text:p>
          </text:list-item>
          <text:list-item>
            <text:p text:style-name="P75">jamon-1.0.jar</text:p>
          </text:list-item>
          <text:list-item>
            <text:p text:style-name="P75">commons-fileupload-1.1-dev.jar</text:p>
          </text:list-item>
          <text:list-item>
            <text:p text:style-name="P75">commons-validator-1.1.4.jar</text:p>
          </text:list-item>
          <text:list-item>
            <text:p text:style-name="P75">jakarta-oro-2.0.8.jar</text:p>
          </text:list-item>
          <text:list-item>
            <text:p text:style-name="P75">groovy-all-1.0-jsr-03.jar</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style:font-face style:name="Tahoma1" svg:font-family="Tahoma"/>
    <style:font-face style:name="Courier" svg:font-family="Courier" style:font-family-generic="modern"/>
    <style:font-face style:name="Courier New" svg:font-family="'Courier New'" style:font-family-generic="modern"/>
    <style:font-face style:name="Courier1"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Luxi Sans1" svg:font-family="'Luxi Sans'" style:font-pitch="variable"/>
    <style:font-face style:name="Tahoma" svg:font-family="Tahoma" style:font-pitch="variable"/>
    <style:font-face style:name="Luxi Sans" svg:font-family="'Luxi Sans'"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Verdana1" svg:font-family="Verdana" style:font-adornments="Grassetto"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58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fill-image draw:name="Bitmape_20_1" draw:display-name="Bitmape 1" xlink:href="Pictures/100000000000000800000008AF7BCC27.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Stile_20_linea_20_1" draw:display-name="Stile linea 1" draw:style="rect" draw:dots1="1" draw:dots2="1" draw:distance="0.05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Verdana" fo:font-size="10pt" fo:language="it" fo:country="IT"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class="text">
      <style:paragraph-properties fo:margin-left="0.501cm" fo:margin-right="0cm" fo:margin-top="0cm" fo:margin-bottom="0.212cm" fo:text-align="justify" style:justify-single-word="false" fo:orphans="2" fo:widows="2" fo:hyphenation-ladder-count="no-limit" fo:text-indent="0.501cm" style:auto-text-indent="false"/>
      <style:text-properties fo:color="#0000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Text_20_body_20_indent" style:display-name="Text body indent" style:family="paragraph" style:parent-style-name="Standard" style:class="text">
      <style:paragraph-properties fo:margin-left="1.27cm" fo:margin-right="0cm" fo:margin-top="0.106cm" fo:margin-bottom="0.106cm" fo:text-indent="0cm" style:auto-text-indent="false"/>
      <style:text-properties style:font-name="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2.286cm" fo:margin-right="0cm" fo:margin-top="0.423cm" fo:margin-bottom="0.212cm" fo:text-align="justify" style:justify-single-word="false" fo:text-indent="0cm" style:auto-text-indent="false" fo:keep-with-next="always"/>
      <style:text-properties style:use-window-font-color="true" style:font-name="Arial Black" fo:font-size="14pt" fo:language="en" fo:country="CA"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1.058cm" fo:margin-bottom="0.212cm" fo:text-indent="0cm" style:auto-text-indent="false" fo:keep-with-next="always">
        <style:tab-stops>
          <style:tab-stop style:position="2.752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503cm"/>
          <style:tab-stop style:position="16.51cm"/>
          <style:tab-stop style:position="17.78cm"/>
          <style:tab-stop style:position="19.05cm"/>
          <style:tab-stop style:position="20.32cm"/>
          <style:tab-stop style:position="20.578cm"/>
          <style:tab-stop style:position="21.848cm"/>
        </style:tab-stops>
      </style:paragraph-properties>
      <style:text-properties fo:font-variant="small-caps" style:font-name="Arial Black" fo:font-size="12pt" fo:letter-spacing="0.035cm"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635cm" fo:margin-bottom="0.212cm" fo:text-indent="0cm" style:auto-text-indent="false" fo:keep-with-next="always">
        <style:tab-stops>
          <style:tab-stop style:position="2.752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503cm"/>
          <style:tab-stop style:position="16.51cm"/>
          <style:tab-stop style:position="17.78cm"/>
          <style:tab-stop style:position="19.05cm"/>
          <style:tab-stop style:position="20.32cm"/>
          <style:tab-stop style:position="20.578cm"/>
          <style:tab-stop style:position="21.848cm"/>
        </style:tab-stops>
      </style:paragraph-properties>
      <style:text-properties fo:font-variant="small-caps" style:font-name="Arial Black" fo:font-weight="bold" style:font-weight-asian="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ab-stops>
          <style:tab-stop style:position="2.75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503cm"/>
          <style:tab-stop style:position="16.51cm"/>
          <style:tab-stop style:position="17.78cm"/>
          <style:tab-stop style:position="19.05cm"/>
          <style:tab-stop style:position="20.32cm"/>
          <style:tab-stop style:position="20.578cm"/>
          <style:tab-stop style:position="21.848cm"/>
        </style:tab-stops>
      </style:paragraph-properties>
      <style:text-properties fo:font-weight="bold"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fo:keep-with-next="always">
        <style:tab-stops>
          <style:tab-stop style:position="2cm"/>
          <style:tab-stop style:position="2.752cm"/>
          <style:tab-stop style:position="3.81cm"/>
          <style:tab-stop style:position="6.35cm"/>
          <style:tab-stop style:position="7.62cm"/>
          <style:tab-stop style:position="8.89cm"/>
          <style:tab-stop style:position="10.16cm"/>
          <style:tab-stop style:position="11.43cm"/>
          <style:tab-stop style:position="12.7cm"/>
          <style:tab-stop style:position="13.97cm"/>
          <style:tab-stop style:position="15.503cm"/>
          <style:tab-stop style:position="16.51cm"/>
          <style:tab-stop style:position="17.78cm"/>
          <style:tab-stop style:position="19.05cm"/>
          <style:tab-stop style:position="20.32cm"/>
          <style:tab-stop style:position="20.578cm"/>
          <style:tab-stop style:position="21.848cm"/>
        </style:tab-stops>
      </style:paragraph-propertie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font-weight-asian="bold" style:font-weight-complex="bold"/>
    </style:style>
    <style:style style:name="Heading_20_8" style:display-name="Heading 8" style:family="paragraph" style:parent-style-name="Standard" style:next-style-name="Standard" style:class="text">
      <style:paragraph-properties fo:text-align="start" style:justify-single-word="false" fo:keep-with-next="always"/>
      <style:text-properties style:font-name="Times New Roman" fo:font-size="8pt" fo:font-weight="bold" style:font-size-asian="8pt" style:font-weight-asian="bold" style:font-weight-complex="bold"/>
    </style:style>
    <style:style style:name="Heading_20_9" style:display-name="Heading 9" style:family="paragraph" style:parent-style-name="Standard" style:next-style-name="Standard" style:class="text">
      <style:paragraph-properties fo:margin-top="0.106cm" fo:margin-bottom="0.106cm" fo:keep-with-next="always"/>
      <style:text-properties style:font-name="Arial" fo:font-style="italic" fo:font-weight="bold" style:font-style-asian="italic" style:font-weight-asian="bold" style:font-name-complex="Arial"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fo:language="en" fo:country="U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Standard" style:class="extra">
      <style:paragraph-properties fo:margin-top="0.106cm" fo:margin-bottom="0.106cm"/>
      <style:text-properties style:font-name="Times New Roman" fo:font-size="12pt" style:font-size-asian="12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start" style:justify-single-word="false"/>
      <style:text-properties style:font-name="Times New Roman"/>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cm" fo:margin-right="0cm" fo:margin-top="0.25cm" fo:margin-bottom="0cm" style:line-height-at-least="0.635cm" fo:text-indent="1cm" style:auto-text-indent="false"/>
      <style:text-properties style:font-name="Arial" fo:font-size="11pt" style:font-size-asian="11pt"/>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1" fo:font-size="12pt" fo:language="en" fo:country="US"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6.999cm" style:type="right" style:leader-style="dotted" style:leader-text="."/>
        </style:tab-stops>
      </style:paragraph-properties>
      <style:text-properties fo:text-transform="uppercase" style:font-name="Times New Roman" fo:language="en" fo:country="U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font-name="Times New Roman" style:font-size-complex="12pt"/>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name="Times New Roman"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411cm" fo:margin-right="0cm" fo:text-indent="-0.353cm" style:auto-text-indent="false"/>
    </style:style>
    <style:style style:name="Contents_20_5" style:display-name="Contents 5" style:family="paragraph" style:parent-style-name="Standard" style:next-style-name="Standard" style:class="index">
      <style:paragraph-properties fo:margin-left="1.764cm" fo:margin-right="0cm" fo:text-indent="-0.353cm" style:auto-text-indent="false"/>
    </style:style>
    <style:style style:name="Contents_20_6" style:display-name="Contents 6" style:family="paragraph" style:parent-style-name="Standard" style:next-style-name="Standard" style:class="index">
      <style:paragraph-properties fo:margin-left="2.117cm" fo:margin-right="0cm" fo:text-indent="-0.353cm" style:auto-text-indent="false"/>
    </style:style>
    <style:style style:name="Contents_20_7" style:display-name="Contents 7" style:family="paragraph" style:parent-style-name="Standard" style:next-style-name="Standard" style:class="index">
      <style:paragraph-properties fo:margin-left="2.469cm" fo:margin-right="0cm" fo:text-indent="-0.353cm" style:auto-text-indent="false"/>
    </style:style>
    <style:style style:name="Contents_20_8" style:display-name="Contents 8" style:family="paragraph" style:parent-style-name="Standard" style:next-style-name="Standard" style:class="index">
      <style:paragraph-properties fo:margin-left="2.822cm" fo:margin-right="0cm" fo:text-indent="-0.353cm" style:auto-text-indent="false"/>
    </style:style>
    <style:style style:name="Contents_20_9" style:display-name="Contents 9" style:family="paragraph" style:parent-style-name="Standard" style:next-style-name="Standard" style:class="index">
      <style:paragraph-properties fo:margin-left="3.175cm" fo:margin-right="0cm" fo:text-indent="-0.353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agraph-properties fo:orphans="2" fo:widows="2" fo:hyphenation-ladder-count="no-limit"/>
      <style:text-properties style:use-window-font-color="true" style:font-name="Courier New" fo:font-size="10pt" fo:language="en" fo:country="CA" style:font-name-asian="Times New Roman" style:font-size-asian="10pt" style:language-asian="none" style:country-asian="none" style:font-name-complex="Courier New" style:font-size-complex="10pt" style:language-complex="ar" style:country-complex="SA" fo:hyphenate="false" fo:hyphenation-remain-char-count="2" fo:hyphenation-push-char-count="2"/>
    </style:style>
    <style:style style:name="Stile1" style:family="paragraph" style:parent-style-name="Heading_20_1">
      <style:paragraph-properties fo:margin-left="0cm" fo:margin-right="0cm" fo:text-indent="0cm" style:auto-text-indent="false"/>
    </style:style>
    <style:style style:name="codice" style:family="paragraph" style:parent-style-name="Standard">
      <style:paragraph-properties fo:text-align="start" style:justify-single-word="false"/>
      <style:text-properties style:font-name="Courier"/>
    </style:style>
    <style:style style:name="piè_20_di_20_pagina-2" style:display-name="piè di pagina-2" style:family="paragraph" style:parent-style-name="Footer">
      <style:paragraph-properties style:line-height-at-least="0.529cm">
        <style:tab-stops>
          <style:tab-stop style:position="7.62cm" style:type="center"/>
          <style:tab-stop style:position="8.5cm" style:type="center"/>
          <style:tab-stop style:position="16.002cm" style:type="right"/>
          <style:tab-stop style:position="17cm" style:type="right"/>
        </style:tab-stops>
      </style:paragraph-properties>
      <style:text-properties style:font-name="Times New Roman" fo:font-size="12pt" style:font-size-asian="12pt"/>
    </style:style>
    <style:style style:name="Base" style:family="paragraph">
      <style:paragraph-properties fo:margin-top="0.212cm" fo:margin-bottom="0.212cm" fo:text-align="justify" style:justify-single-word="false" fo:orphans="2" fo:widows="2" fo:hyphenation-ladder-count="no-limit"/>
      <style:text-properties style:use-window-font-color="true" style:font-name="Arial" fo:font-size="10pt" fo:language="it" fo:country="IT"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descr3" style:family="paragraph" style:parent-style-name="Standard">
      <style:paragraph-properties fo:margin-left="0cm" fo:margin-right="0cm" fo:margin-top="0.071cm" fo:margin-bottom="0.071cm" style:line-height-at-least="0.071cm" fo:text-indent="0cm" style:auto-text-indent="false"/>
      <style:text-properties style:font-name="Times New Roman" fo:font-size="12pt" style:font-size-asian="12pt"/>
    </style:style>
    <style:style style:name="Corpo" style:family="paragraph" style:parent-style-name="Base"/>
    <style:style style:name="Punto" style:family="paragraph" style:parent-style-name="Base">
      <style:paragraph-properties fo:margin-left="0cm" fo:margin-right="0cm" fo:margin-top="0.106cm" fo:margin-bottom="0.212cm" fo:text-indent="0cm" style:auto-text-indent="false">
        <style:tab-stops>
          <style:tab-stop style:position="1.501cm"/>
        </style:tab-stops>
      </style:paragraph-properties>
    </style:style>
    <style:style style:name="numero_20_di_20_pagina" style:display-name="numero di pagina" style:family="paragraph" style:parent-style-name="Standard" style:next-style-name="Standard">
      <style:paragraph-properties fo:margin-top="0.212cm" fo:margin-bottom="0.212cm" style:line-height-at-least="0.635cm" fo:text-align="start" style:justify-single-word="false" fo:keep-together="always">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s>
      </style:paragraph-properties>
      <style:text-properties style:font-name="New York" fo:font-size="12pt" style:font-size-asian="12pt"/>
    </style:style>
    <style:style style:name="Corpo_20_del_20_testo_20_2" style:display-name="Corpo del testo 2" style:family="paragraph" style:parent-style-name="Standard">
      <style:paragraph-properties fo:text-align="center" style:justify-single-word="false" style:text-autospace="none"/>
      <style:text-properties fo:color="#ff0000" style:font-name="Arial" fo:text-shadow="1pt 1pt" fo:font-weight="bold" style:font-weight-asian="bold" style:font-name-complex="Arial" style:font-size-complex="20pt" style:font-weight-complex="bold"/>
    </style:style>
    <style:style style:name="Normale_20_non_20_ind" style:display-name="Normale non ind" style:family="paragraph" style:parent-style-name="Standard">
      <style:paragraph-properties fo:margin-top="0.25cm" fo:margin-bottom="0cm" style:line-height-at-least="0.635cm"/>
      <style:text-properties style:font-name="Arial" fo:font-size="11pt" style:font-size-asian="11pt"/>
    </style:style>
    <style:style style:name="Figura" style:family="paragraph" style:parent-style-name="Standard" style:next-style-name="Didascalia">
      <style:paragraph-properties fo:margin-top="0.423cm" fo:margin-bottom="0.423cm" fo:text-align="center" style:justify-single-word="false" fo:keep-with-next="always"/>
      <style:text-properties style:font-name="Arial" fo:font-size="11pt" style:font-size-asian="11pt"/>
    </style:style>
    <style:style style:name="Didascalia" style:family="paragraph" style:parent-style-name="Standard" style:next-style-name="Standard">
      <style:paragraph-properties fo:margin-top="0.212cm" fo:margin-bottom="0.212cm"/>
      <style:text-properties fo:font-weight="bold" style:font-weight-asian="bold" style:font-weight-complex="bold"/>
    </style:style>
    <style:style style:name="Corpo_20_del_20_testo_20_3" style:display-name="Corpo del testo 3" style:family="paragraph" style:parent-style-name="Standard">
      <style:text-properties fo:font-weight="bold" style:font-weight-asian="bold" style:font-weight-complex="bold"/>
    </style:style>
    <style:style style:name="Richiamorientrato" style:family="paragraph" style:parent-style-name="Text_20_body">
      <style:paragraph-properties fo:margin-left="0cm" fo:margin-right="0cm" fo:text-indent="0cm" style:auto-text-indent="false">
        <style:tab-stops>
          <style:tab-stop style:position="1.501cm"/>
        </style:tab-stops>
      </style:paragraph-properties>
    </style:style>
    <style:style style:name="TestoRichiamo" style:family="paragraph" style:parent-style-name="Text_20_body">
      <style:paragraph-properties fo:margin-left="0.501cm" fo:margin-right="0cm" fo:text-indent="0cm" style:auto-text-indent="false">
        <style:tab-stops>
          <style:tab-stop style:position="0cm"/>
        </style:tab-stops>
      </style:paragraph-properties>
    </style:style>
    <style:style style:name="Riferimenti" style:family="paragraph" style:parent-style-name="Text_20_body">
      <style:paragraph-properties fo:margin-left="1cm" fo:margin-right="0cm" fo:margin-top="0cm" fo:margin-bottom="0cm" fo:text-indent="0cm" style:auto-text-indent="false"/>
    </style:style>
    <style:style style:name="Responsabile" style:family="paragraph" style:parent-style-name="Text_20_body">
      <style:paragraph-properties fo:margin-left="0cm" fo:margin-right="0cm" fo:text-indent="0cm" style:auto-text-indent="false">
        <style:tab-stops>
          <style:tab-stop style:position="1cm"/>
        </style:tab-stops>
      </style:paragraph-properties>
    </style:style>
    <style:style style:name="PassoProcedura" style:family="paragraph" style:parent-style-name="Richiamorientrato">
      <style:paragraph-properties fo:margin-left="1.249cm" fo:margin-right="0cm" fo:margin-top="0.423cm" fo:margin-bottom="0.282cm" fo:text-indent="0cm" style:auto-text-indent="false">
        <style:tab-stops>
          <style:tab-stop style:position="0.252cm"/>
          <style:tab-stop style:position="0.635cm"/>
          <style:tab-stop style:position="1.252cm"/>
        </style:tab-stops>
      </style:paragraph-properties>
      <style:text-properties style:font-name="Arial" fo:font-size="11pt" fo:font-weight="bold" style:font-size-asian="11pt" style:font-weight-asian="bold"/>
    </style:style>
    <style:style style:name="Testo_20_tabella_20_numerato" style:display-name="Testo tabella numerato" style:family="paragraph" style:next-style-name="Testo_20_tabella">
      <style:paragraph-properties fo:margin-left="0cm" fo:margin-right="0cm" fo:margin-top="0.071cm" fo:margin-bottom="0cm" fo:orphans="2" fo:widows="2" fo:hyphenation-ladder-count="no-limit" fo:text-indent="0cm" style:auto-text-indent="false">
        <style:tab-stops>
          <style:tab-stop style:position="0.501cm"/>
        </style:tab-stops>
      </style:paragraph-properties>
      <style:text-properties style:use-window-font-color="true" style:text-position="-4% 100%" style:font-name="Times New Roman" fo:font-size="10pt" fo:language="it" fo:country="IT" fo:font-weight="bold" style:font-name-asian="Times New Roman" style:font-size-asian="10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Testo_20_tabella" style:display-name="Testo tabella" style:family="paragraph">
      <style:paragraph-properties fo:margin-left="0.101cm" fo:margin-right="0cm" fo:margin-top="0.282cm" fo:margin-bottom="0.071cm" fo:orphans="2" fo:widows="2" fo:hyphenation-ladder-count="no-limit" fo:text-indent="0cm" style:auto-text-indent="false"/>
      <style:text-properties fo:color="#000000" style:font-name="Times New Roman" fo:font-size="10pt" fo:language="it" fo:country="IT"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rminiedefin" style:family="paragraph">
      <style:paragraph-properties fo:margin-left="3.501cm" fo:margin-right="0cm" fo:margin-top="0cm" fo:margin-bottom="0.212cm" fo:text-align="justify" style:justify-single-word="false" fo:orphans="2" fo:widows="2" fo:hyphenation-ladder-count="no-limit" fo:text-indent="-3.501cm" style:auto-text-indent="false">
        <style:tab-stops>
          <style:tab-stop style:position="-0.501cm"/>
          <style:tab-stop style:position="0cm"/>
        </style:tab-stops>
      </style:paragraph-properties>
      <style:text-properties style:use-window-font-color="true" style:font-name="Times New Roman" fo:font-size="12pt" fo:language="it" fo:country="I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Istruzioni" style:family="paragraph" style:parent-style-name="Standard" style:next-style-name="Text_20_body">
      <style:paragraph-properties fo:margin-left="3cm" fo:margin-right="0cm" fo:orphans="0" fo:widows="0" fo:text-indent="-2cm" style:auto-text-indent="false"/>
      <style:text-properties fo:color="#0000ff" style:font-name="Times New Roman" fo:font-size="12pt" fo:font-style="italic" style:font-size-asian="12pt" style:font-style-asian="italic" text:display="true"/>
    </style:style>
    <style:style style:name="Capoverso" style:family="paragraph" style:parent-style-name="Text_20_body">
      <style:paragraph-properties fo:margin-left="0.501cm" fo:margin-right="0cm" fo:margin-top="0.212cm" fo:margin-bottom="0.212cm" fo:text-indent="0cm" style:auto-text-indent="false"/>
      <style:text-properties style:font-name="Arial" fo:font-size="10pt" fo:font-weight="bold" style:font-size-asian="10pt" style:font-weight-asian="bold"/>
    </style:style>
    <style:style style:name="Normale_20__28_Web_29_" style:display-name="Normale (Web)" style:family="paragraph" style:parent-style-name="Standard">
      <style:paragraph-properties fo:margin-top="0.176cm" fo:margin-bottom="0.176cm" fo:text-align="start" style:justify-single-word="false"/>
      <style:text-properties style:font-name="Arial Unicode MS" fo:font-size="12pt" style:font-name-asian="Arial Unicode MS" style:font-size-asian="12pt" style:font-name-complex="Arial Unicode MS" style:font-size-complex="12pt"/>
    </style:style>
    <style:style style:name="Testo_20_del_20_blocco" style:display-name="Testo del blocco" style:family="paragraph" style:parent-style-name="Standard">
      <style:paragraph-properties fo:margin-left="2.54cm" fo:margin-right="1.27cm" fo:margin-top="0.176cm" fo:margin-bottom="0.176cm" fo:text-align="start" style:justify-single-word="false" fo:text-indent="0cm" style:auto-text-indent="false"/>
      <style:text-properties style:font-name="Times New Roman" fo:font-size="12pt" fo:language="en" fo:country="GB" style:font-size-asian="12pt" style:font-size-complex="12pt"/>
    </style:style>
    <style:style style:name="paragraph" style:family="paragraph" style:parent-style-name="Standard">
      <style:paragraph-properties fo:margin-top="0.176cm" fo:margin-bottom="0.176cm" fo:text-align="start" style:justify-single-word="false"/>
      <style:text-properties style:font-name="Arial Unicode MS" fo:font-size="12pt" style:font-name-asian="Arial Unicode MS" style:font-size-asian="12pt" style:font-name-complex="Arial Unicode MS" style:font-size-complex="12pt"/>
    </style:style>
    <style:style style:name="Preformattato_20_HTML" style:display-name="Preformattato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style>
    <style:style style:name="Rientro_20_corpo_20_del_20_testo_20_2" style:display-name="Rientro corpo del testo 2" style:family="paragraph" style:parent-style-name="Standard">
      <style:paragraph-properties fo:margin-left="0.635cm" fo:margin-right="0cm" fo:text-indent="0cm" style:auto-text-indent="false"/>
      <style:text-properties fo:language="en" fo:country="CA"/>
    </style:style>
    <style:style style:name="Footnote_20_Symbol" style:display-name="Footnote Symbol" style:family="text" style:parent-style-name="Carattere_20_predefinito_20_paragrafo">
      <style:text-properties style:text-position="super 58%"/>
    </style:style>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WW8Num2z0" style:family="text">
      <style:text-properties style:font-name="Courier New"/>
    </style:style>
    <style:style style:name="WW8Num3z0" style:family="text">
      <style:text-properties style:font-name="Symbol"/>
    </style:style>
    <style:style style:name="WW8Num4z0" style:family="text">
      <style:text-properties style:font-name="Symbol" fo:font-size="10pt" style:font-size-asian="10pt"/>
    </style:style>
    <style:style style:name="Absatz-Standardschriftart" style:family="text"/>
    <style:style style:name="WW-Absatz-Standardschriftart" style:family="text"/>
    <style:style style:name="WW-Absatz-Standardschriftart1" style:family="text"/>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use-window-font-color="true" style:font-name="Symbol"/>
    </style:style>
    <style:style style:name="WW8Num31z0"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Times New Roman" style:font-name-asian="Times New Roman" style:font-name-complex="Times New Roman"/>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Wingdings" fo:font-size="11pt" style:font-size-asian="11pt"/>
    </style:style>
    <style:style style:name="WW8Num61z0" style:family="text">
      <style:text-properties style:font-name="Courier New"/>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Times New Roman"/>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Courier New"/>
    </style:style>
    <style:style style:name="WW8Num74z2" style:family="text">
      <style:text-properties style:font-name="Wingdings"/>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7z0" style:family="text">
      <style:text-properties style:font-name="Wingdings"/>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Carattere_20_predefinito_20_paragrafo" style:display-name="Carattere predefinito paragrafo" style:family="text"/>
    <style:style style:name="monospace" style:family="text" style:parent-style-name="Carattere_20_predefinito_20_paragrafo"/>
    <style:style style:name="producttitlebold1" style:family="text" style:parent-style-name="Carattere_20_predefinito_20_paragrafo">
      <style:text-properties fo:color="#000000" style:font-name="Arial" fo:font-size="10pt" fo:font-weight="bold" style:font-size-asian="10pt" style:font-weight-asian="bold" style:font-name-complex="Arial" style:font-size-complex="10pt" style:font-weight-complex="bold"/>
    </style:style>
    <style:style style:name="wikiexternallink" style:family="text" style:parent-style-name="Carattere_20_predefinito_20_paragrafo"/>
    <style:style style:name="java-quote" style:family="text" style:parent-style-name="Carattere_20_predefinito_20_paragrafo"/>
    <style:style style:name="nobr" style:family="text" style:parent-style-name="Carattere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861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63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1"/>
      </text:list-level-style-bullet>
      <text:list-level-style-bullet text:level="2" text:style-name="WW8Num3z0" style:num-suffix="." text:bullet-char="">
        <style:list-level-properties text:space-before="1.27cm" text:min-label-width="0.635cm"/>
        <style:text-properties style:font-name="Symbol1"/>
      </text:list-level-style-bullet>
      <text:list-level-style-bullet text:level="3" text:style-name="WW8Num3z0" style:num-suffix="." text:bullet-char="">
        <style:list-level-properties text:space-before="1.905cm" text:min-label-width="0.635cm"/>
        <style:text-properties style:font-name="Symbol1"/>
      </text:list-level-style-bullet>
      <text:list-level-style-bullet text:level="4" text:style-name="WW8Num3z0" style:num-suffix="." text:bullet-char="">
        <style:list-level-properties text:space-before="2.54cm" text:min-label-width="0.635cm"/>
        <style:text-properties style:font-name="Symbol1"/>
      </text:list-level-style-bullet>
      <text:list-level-style-bullet text:level="5" text:style-name="WW8Num3z0" style:num-suffix="." text:bullet-char="">
        <style:list-level-properties text:space-before="3.175cm" text:min-label-width="0.635cm"/>
        <style:text-properties style:font-name="Symbol1"/>
      </text:list-level-style-bullet>
      <text:list-level-style-bullet text:level="6" text:style-name="WW8Num3z0" style:num-suffix="." text:bullet-char="">
        <style:list-level-properties text:space-before="3.81cm" text:min-label-width="0.635cm"/>
        <style:text-properties style:font-name="Symbol1"/>
      </text:list-level-style-bullet>
      <text:list-level-style-bullet text:level="7" text:style-name="WW8Num3z0" style:num-suffix="." text:bullet-char="">
        <style:list-level-properties text:space-before="4.445cm" text:min-label-width="0.635cm"/>
        <style:text-properties style:font-name="Symbol1"/>
      </text:list-level-style-bullet>
      <text:list-level-style-bullet text:level="8" text:style-name="WW8Num3z0" style:num-suffix="." text:bullet-char="">
        <style:list-level-properties text:space-before="5.08cm" text:min-label-width="0.635cm"/>
        <style:text-properties style:font-name="Symbol1"/>
      </text:list-level-style-bullet>
      <text:list-level-style-bullet text:level="9" text:style-name="WW8Num3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1"/>
      </text:list-level-style-bullet>
      <text:list-level-style-bullet text:level="2" text:style-name="WW8Num4z0" style:num-suffix="." text:bullet-char="">
        <style:list-level-properties text:space-before="1.27cm" text:min-label-width="0.635cm"/>
        <style:text-properties style:font-name="Symbol1"/>
      </text:list-level-style-bullet>
      <text:list-level-style-bullet text:level="3" text:style-name="WW8Num4z0" style:num-suffix="." text:bullet-char="">
        <style:list-level-properties text:space-before="1.905cm" text:min-label-width="0.635cm"/>
        <style:text-properties style:font-name="Symbol1"/>
      </text:list-level-style-bullet>
      <text:list-level-style-bullet text:level="4" text:style-name="WW8Num4z0" style:num-suffix="." text:bullet-char="">
        <style:list-level-properties text:space-before="2.54cm" text:min-label-width="0.635cm"/>
        <style:text-properties style:font-name="Symbol1"/>
      </text:list-level-style-bullet>
      <text:list-level-style-bullet text:level="5" text:style-name="WW8Num4z0" style:num-suffix="." text:bullet-char="">
        <style:list-level-properties text:space-before="3.175cm" text:min-label-width="0.635cm"/>
        <style:text-properties style:font-name="Symbol1"/>
      </text:list-level-style-bullet>
      <text:list-level-style-bullet text:level="6" text:style-name="WW8Num4z0" style:num-suffix="." text:bullet-char="">
        <style:list-level-properties text:space-before="3.81cm" text:min-label-width="0.635cm"/>
        <style:text-properties style:font-name="Symbol1"/>
      </text:list-level-style-bullet>
      <text:list-level-style-bullet text:level="7" text:style-name="WW8Num4z0" style:num-suffix="." text:bullet-char="">
        <style:list-level-properties text:space-before="4.445cm" text:min-label-width="0.635cm"/>
        <style:text-properties style:font-name="Symbol1"/>
      </text:list-level-style-bullet>
      <text:list-level-style-bullet text:level="8" text:style-name="WW8Num4z0" style:num-suffix="." text:bullet-char="">
        <style:list-level-properties text:space-before="5.08cm" text:min-label-width="0.635cm"/>
        <style:text-properties style:font-name="Symbol1"/>
      </text:list-level-style-bullet>
      <text:list-level-style-bullet text:level="9" text:style-name="WW8Num4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002cm" text:min-label-width="0.635cm"/>
        <style:text-properties style:font-name="Symbol"/>
      </text:list-level-style-bullet>
      <text:list-level-style-bullet text:level="2" text:style-name="WW8Num6z1" style:num-suffix="." text:bullet-char="o">
        <style:list-level-properties text:space-before="2.272cm" text:min-label-width="0.635cm"/>
        <style:text-properties style:font-name="Courier New1"/>
      </text:list-level-style-bullet>
      <text:list-level-style-bullet text:level="3" text:style-name="WW8Num6z2" style:num-suffix="." text:bullet-char="">
        <style:list-level-properties text:space-before="3.542cm" text:min-label-width="0.635cm"/>
        <style:text-properties style:font-name="Wingdings"/>
      </text:list-level-style-bullet>
      <text:list-level-style-bullet text:level="4" text:style-name="WW8Num6z0" style:num-suffix="." text:bullet-char="">
        <style:list-level-properties text:space-before="4.812cm" text:min-label-width="0.635cm"/>
        <style:text-properties style:font-name="Symbol"/>
      </text:list-level-style-bullet>
      <text:list-level-style-bullet text:level="5" text:style-name="WW8Num6z1" style:num-suffix="." text:bullet-char="o">
        <style:list-level-properties text:space-before="6.082cm" text:min-label-width="0.635cm"/>
        <style:text-properties style:font-name="Courier New1"/>
      </text:list-level-style-bullet>
      <text:list-level-style-bullet text:level="6" text:style-name="WW8Num6z2" style:num-suffix="." text:bullet-char="">
        <style:list-level-properties text:space-before="7.352cm" text:min-label-width="0.635cm"/>
        <style:text-properties style:font-name="Wingdings"/>
      </text:list-level-style-bullet>
      <text:list-level-style-bullet text:level="7" text:style-name="WW8Num6z0" style:num-suffix="." text:bullet-char="">
        <style:list-level-properties text:space-before="8.622cm" text:min-label-width="0.635cm"/>
        <style:text-properties style:font-name="Symbol"/>
      </text:list-level-style-bullet>
      <text:list-level-style-bullet text:level="8" text:style-name="WW8Num6z1" style:num-suffix="." text:bullet-char="o">
        <style:list-level-properties text:space-before="9.892cm" text:min-label-width="0.635cm"/>
        <style:text-properties style:font-name="Courier New1"/>
      </text:list-level-style-bullet>
      <text:list-level-style-bullet text:level="9" text:style-name="WW8Num6z2" style:num-suffix="." text:bullet-char="">
        <style:list-level-properties text:space-before="11.162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216cm" table:align="left" style:writing-mode="lr-tb"/>
    </style:style>
    <style:style style:name="Table3.A" style:family="table-column">
      <style:table-column-properties style:column-width="3.81cm"/>
    </style:style>
    <style:style style:name="Table3.B" style:family="table-column">
      <style:table-column-properties style:column-width="9.525cm"/>
    </style:style>
    <style:style style:name="Table3.C" style:family="table-column">
      <style:table-column-properties style:column-width="3.881cm"/>
    </style:style>
    <style:style style:name="Table3.1" style:family="table-row">
      <style:table-row-properties style:min-row-height="1.281cm" style:keep-together="false"/>
    </style:style>
    <style:style style:name="Table3.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3.C1" style:family="table-cell">
      <style:table-cell-properties style:vertical-align="middle" fo:padding-left="0.123cm" fo:padding-right="0.123cm" fo:padding-top="0cm" fo:padding-bottom="0cm" fo:border="0.002cm solid #000000" style:writing-mode="lr-tb"/>
    </style:style>
    <style:style style:name="P1" style:family="paragraph" style:parent-style-name="Header">
      <style:paragraph-properties fo:margin-left="0cm" fo:margin-right="-0.139cm" fo:margin-top="0cm" fo:margin-bottom="0.212cm" fo:text-indent="0cm" style:auto-text-indent="false" fo:background-color="#ffffff">
        <style:tab-stops>
          <style:tab-stop style:position="8.5cm" style:type="center"/>
          <style:tab-stop style:position="17.145cm" style:type="right"/>
        </style:tab-stops>
        <style:background-image/>
      </style:paragraph-properties>
    </style:style>
    <style:style style:name="P2" style:family="paragraph" style:parent-style-name="Header">
      <style:paragraph-properties fo:margin-left="0cm" fo:margin-right="-0.139cm" fo:text-align="end" style:justify-single-word="false" fo:text-indent="0cm" style:auto-text-indent="false">
        <style:tab-stops>
          <style:tab-stop style:position="8.5cm" style:type="center"/>
          <style:tab-stop style:position="17cm" style:type="right"/>
          <style:tab-stop style:position="17.145cm" style:type="right"/>
        </style:tab-stops>
      </style:paragraph-properties>
      <style:text-properties style:use-window-font-color="true" style:font-name="Arial Narrow" fo:font-size="8pt" fo:letter-spacing="0.064cm" fo:language="en" fo:country="US" fo:font-style="italic" fo:font-weight="bold" style:font-name-asian="Times New Roman" style:font-size-asian="8pt" style:language-asian="none" style:country-asian="none" style:font-style-asian="italic" style:font-weight-asian="bold" style:font-name-complex="Times New Roman" style:font-size-complex="10pt" style:language-complex="ar" style:country-complex="SA"/>
    </style:style>
    <style:style style:name="P3" style:family="paragraph">
      <style:paragraph-properties fo:text-align="center" style:writing-mode="lr-tb"/>
      <style:text-properties fo:font-size="24pt"/>
    </style:style>
    <style:style style:name="P4" style:family="paragraph" style:parent-style-name="Header">
      <style:paragraph-properties fo:margin-left="0cm" fo:margin-right="-0.139cm" fo:text-indent="0cm" style:auto-text-indent="false">
        <style:tab-stops>
          <style:tab-stop style:position="8.5cm" style:type="center"/>
          <style:tab-stop style:position="17cm" style:type="right"/>
          <style:tab-stop style:position="17.145cm" style:type="right"/>
        </style:tab-stops>
      </style:paragraph-properties>
      <style:text-properties style:use-window-font-color="true" style:font-name="Arial Narrow" fo:font-size="10pt" fo:letter-spacing="0.064cm" fo:language="it" fo:country="IT" fo:font-style="italic" fo:font-weight="bold" style:font-name-asian="Times New Roman" style:font-size-asian="10pt" style:language-asian="none" style:country-asian="none" style:font-style-asian="italic" style:font-weight-asian="bold" style:font-name-complex="Times New Roman" style:font-size-complex="10pt" style:language-complex="ar" style:country-complex="SA"/>
    </style:style>
    <style:style style:name="P5" style:family="paragraph" style:parent-style-name="Footer">
      <style:paragraph-properties fo:margin-left="0cm" fo:margin-right="0.748cm" fo:margin-top="0.212cm" fo:margin-bottom="0cm" fo:text-align="end" style:justify-single-word="false" fo:text-indent="0cm" style:auto-text-indent="false">
        <style:tab-stops>
          <style:tab-stop style:position="8.5cm" style:type="center"/>
          <style:tab-stop style:position="13.753cm" style:type="right"/>
        </style:tab-stops>
      </style:paragraph-properties>
    </style:style>
    <style:style style:name="P6" style:family="paragraph" style:parent-style-name="Standard">
      <style:text-properties style:use-window-font-color="true" fo:font-size="10pt" fo:language="en" fo:country="US" style:font-name-asian="Times New Roman" style:font-size-asian="10pt" style:language-asian="none" style:country-asian="none" style:font-name-complex="Times New Roman" style:font-size-complex="10pt" style:language-complex="ar" style:country-complex="SA"/>
    </style:style>
    <style:style style:name="P7" style:family="paragraph" style:parent-style-name="Header">
      <style:paragraph-properties fo:text-align="center" style:justify-single-word="false" style:snap-to-layout-grid="false"/>
      <style:text-properties style:use-window-font-color="true"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P8" style:family="paragraph" style:parent-style-name="Header">
      <style:paragraph-properties fo:text-align="center" style:justify-single-word="false" style:snap-to-layout-grid="false"/>
      <style:text-properties style:use-window-font-color="true" style:font-name="Arial" fo:font-size="8pt" fo:language="en" fo:country="US" style:font-name-asian="Times New Roman" style:font-size-asian="8pt" style:language-asian="none" style:country-asian="none" style:font-name-complex="Arial" style:font-size-complex="8pt" style:language-complex="ar" style:country-complex="SA"/>
    </style:style>
    <style:style style:name="P9" style:family="paragraph" style:parent-style-name="Header">
      <style:paragraph-properties fo:text-align="center" style:justify-single-word="false" style:snap-to-layout-grid="false"/>
    </style:style>
    <style:style style:name="T1" style:family="text">
      <style:text-properties style:use-window-font-color="true" style:font-name="Arial" fo:font-size="9pt" fo:letter-spacing="0.085cm" fo:language="en" fo:country="US" fo:font-weight="bold" style:font-name-asian="Times New Roman" style:font-size-asian="9pt" style:language-asian="none" style:country-asian="none" style:font-weight-asian="bold" style:font-name-complex="Times New Roman" style:font-size-complex="10pt" style:language-complex="ar" style:country-complex="SA"/>
    </style:style>
    <style:style style:name="T2" style:family="text">
      <style:text-properties style:use-window-font-color="true" fo:font-size="4pt" fo:language="it" fo:country="IT" style:font-name-asian="Times New Roman" style:font-size-asian="4pt" style:language-asian="none" style:country-asian="none" style:font-name-complex="Times New Roman" style:font-size-complex="10pt" style:language-complex="ar" style:country-complex="SA"/>
    </style:style>
    <style:style style:name="T3" style:family="text">
      <style:text-properties style:use-window-font-color="true" style:font-name="Trebuchet MS" fo:font-size="10pt" fo:language="fr" fo:country="FR"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T4" style:family="text">
      <style:text-properties style:use-window-font-color="true" fo:font-size="10pt" fo:language="none" fo:country="none"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T5" style:family="text">
      <style:text-properties style:use-window-font-color="true" style:font-name="Trebuchet MS" fo:font-size="10pt" fo:language="none" fo:country="none"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T6" style:family="text">
      <style:text-properties style:use-window-font-color="true" style:font-name="Trebuchet MS" fo:font-size="10pt" fo:language="en" fo:country="US"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T7" style:family="text">
      <style:text-properties style:use-window-font-color="true"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62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1.002cm" fo:margin-bottom="0.478cm" fo:margin-left="2cm" fo:margin-right="2cm" fo:background-color="#ffffff" style:writing-mode="lr-tb" style:layout-grid-color="#c0c0c0" style:layout-grid-lines="44"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189cm" fo:margin-left="0cm" fo:margin-right="0cm" fo:margin-bottom="2.09cm" style:dynamic-spacing="true"/>
      </style:header-style>
      <style:footer-style>
        <style:header-footer-properties fo:min-height="1.522cm" fo:margin-left="0cm" fo:margin-right="0cm" fo:margin-top="1.423cm" style:dynamic-spacing="true"/>
      </style:footer-style>
    </style:page-layout>
  </office:automatic-styles>
  <office:master-styles>
    <style:master-page style:name="Standard" style:page-layout-name="pm1">
      <style:header>
        <text:p text:style-name="P1"><text:span text:style-name="T1">SpagoBI- Unit Test Environment <text:tab/><text:tab/></text:span><text:span text:style-name="T1"><draw:frame draw:style-name="fr1" draw:name="graphics5" text:anchor-type="as-char" svg:width="4.692cm" svg:height="1.67cm" draw:z-index="59"><draw:image xlink:href="Pictures/100002000000014E00000077A4DA5EBB.png" xlink:type="simple" xlink:show="embed" xlink:actuate="onLoad"/></draw:frame></text:span><text:span text:style-name="T1"><text:tab/><text:tab/></text:span><text:span text:style-name="T2"> </text:span></text:p>
        <text:p text:style-name="P2"><draw:line text:anchor-type="char" draw:z-index="71" draw:style-name="gr1" draw:text-style-name="P3" svg:x1="-0.079cm" svg:y1="0.111cm" svg:x2="17.066cm" svg:y2="0.111cm"><text:p/></draw:line><draw:line text:anchor-type="char" draw:z-index="83" draw:style-name="gr2" draw:text-style-name="P3" svg:x1="-0.079cm" svg:y1="-0.021cm" svg:x2="17.066cm" svg:y2="-0.021cm"><text:p/></draw:line></text:p>
        <text:p text:style-name="P4"/>
      </style:header>
      <style:footer>
        <text:p text:style-name="P5"><draw:frame draw:style-name="fr2" draw:name="Frame2" text:anchor-type="char" svg:x="0.131cm" svg:y="0.201cm" svg:width="0.3cm" svg:height="0.561cm" draw:z-index="107"><draw:text-box><text:p text:style-name="P6"><text:s/></text:p></draw:text-box></draw:frame><draw:line text:anchor-type="char" draw:z-index="95" draw:style-name="gr2" draw:text-style-name="P3" svg:x1="-0.171cm" svg:y1="0.125cm" svg:x2="16.974cm" svg:y2="0.125cm"><text:p/></draw:line><text:span text:style-name="T3">SpagoBI Unit Test Environment ver. 0.5, 01/30/06 – page </text:span><text:span text:style-name="T4"><text:page-number text:select-page="current">11</text:page-number></text:span><text:span text:style-name="T5"> of </text:span><text:span text:style-name="T4"><text:page-count style:num-format="1">12</text:page-count></text:span><text:span text:style-name="T6"> <text:s text:c="5"/></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draw:frame draw:style-name="fr1" draw:name="graphics1" text:anchor-type="as-char" svg:width="3.556cm" svg:height="0.998cm" draw:z-index="11"><draw:image xlink:href="Pictures/10000000000001180000004F03674467.png" xlink:type="simple" xlink:show="embed" xlink:actuate="onLoad"/></draw:frame></text:p>
            </table:table-cell>
            <table:table-cell table:style-name="Table3.A1" office:value-type="string">
              <text:p text:style-name="P8">Engineering Ingegneria Informatica S.p.A., 2005. This work is licensed under the Creative Commons Attribution-NonCommercial-ShareAlike License. To view a copy of this license, visit http://creativecommons.org/licenses/by-nc-sa/2.0/ </text:p>
            </table:table-cell>
            <table:table-cell table:style-name="Table3.C1" office:value-type="string">
              <text:p text:style-name="P9"><text:span text:style-name="T7"><draw:frame draw:style-name="fr1" draw:name="graphics2" text:anchor-type="as-char" svg:width="1.127cm" svg:height="1.127cm" draw:z-index="23"><draw:image xlink:href="Pictures/100002000000004000000040BA8C5E83.png" xlink:type="simple" xlink:show="embed" xlink:actuate="onLoad"/></draw:frame></text:span><text:span text:style-name="T7"><draw:frame draw:style-name="fr1" draw:name="graphics3" text:anchor-type="as-char" svg:width="1.18cm" svg:height="1.18cm" draw:z-index="35"><draw:image xlink:href="Pictures/10000200000000400000004037BB0C7D.png" xlink:type="simple" xlink:show="embed" xlink:actuate="onLoad"/></draw:frame></text:span><text:span text:style-name="T7"><draw:frame draw:style-name="fr1" draw:name="graphics4" text:anchor-type="as-char" svg:width="1.127cm" svg:height="1.127cm" draw:z-index="47"><draw:image xlink:href="Pictures/1000020000000040000000409A8BFBCC.png" xlink:type="simple" xlink:show="embed" xlink:actuate="onLoad"/></draw:frame></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dc:title>SpagoBi Unit Test Environment</dc:title>
    <meta:initial-creator>andrea</meta:initial-creator>
    <meta:creation-date>2005-04-07T11:07:00</meta:creation-date>
    <dc:creator>Davide Zerbetto</dc:creator>
    <dc:date>2006-01-30T16:34:19</dc:date>
    <meta:printed-by>Davide Zerbetto</meta:printed-by>
    <meta:print-date>2005-10-03T17:00:46</meta:print-date>
    <dc:language>en-US</dc:language>
    <meta:editing-cycles>195</meta:editing-cycles>
    <meta:editing-duration>P2DT9H31M15S</meta:editing-duration>
    <meta:user-defined meta:name="Info 1"/>
    <meta:user-defined meta:name="Info 2"/>
    <meta:user-defined meta:name="Info 3"/>
    <meta:user-defined meta:name="Info 4"/>
    <meta:document-statistic meta:table-count="6" meta:image-count="5" meta:object-count="0" meta:page-count="12" meta:paragraph-count="193" meta:word-count="2410" meta:character-count="15704"/>
  </office:meta>
</office:document-meta>
</file>

<file path=VersionList.xml><?xml version="1.0" encoding="utf-8"?>
<VL:version-list xmlns:dc="http://purl.org/dc/elements/1.1/" xmlns:VL="http://openoffice.org/2001/versions-list">
  <VL:version-entry VL:title="Version1" VL:comment="Prima versione con attivate le modifiche effettuate da Ruffatti" VL:creator="Daniele Balestrin" dc:date-time="2005-08-22T11:06:47"/>
</VL:version-list>
</file>